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Times" fo:font-style="italic" fo:font-style-asian="italic" fo:font-style-complex="italic" fo:letter-spacing="0.0000in"/>
    </style:style>
    <style:style style:name="T9" style:family="text">
      <style:text-properties fo:font-style="italic" fo:font-style-asian="italic" fo:font-style-complex="italic" fo:letter-spacing="0.0000in"/>
    </style:style>
    <style:style style:name="T10" style:family="text">
      <style:text-properties style:font-name="AppleMyungjo" fo:letter-spacing="0.0000in"/>
    </style:style>
    <style:style style:name="T11" style:family="text">
      <style:text-properties style:font-name="Apple Color Emoji" fo:letter-spacing="0.0000in"/>
    </style:style>
    <style:style style:name="T12" style:family="text">
      <style:text-properties style:font-name="Symbol" fo:letter-spacing="0.0000in"/>
    </style:style>
    <style:style style:name="T1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5"><text:span text:style-name="T3">老羊</text:span><text:span text:style-name="T4"><text:s/>  |  2020.04.12 06:10   |   </text:span><text:a xlink:type="simple" xlink:href="http://palinfo.habago.org/Entry?Command=Information_PrintForum&amp;#FORUM39037"><text:span text:style-name="T5">#</text:span></text:a></text:p>
      <text:p text:style-name="P6"><text:span text:style-name="T4">有位名叫</text:span><text:span text:style-name="T6"><text:s/>Amie Blomquist </text:span><text:span text:style-name="T4">從</text:span><text:span text:style-name="T6">2012</text:span><text:span text:style-name="T4">年起就在浙江寧波生活的瑞典女孩</text:span><text:span text:style-name="T6">,</text:span><text:span text:style-name="T4">在疫情期間由於相信中國政府的管理能力也一直留在寧波</text:span><text:span text:style-name="T6">,</text:span><text:span text:style-name="T4">最近在推特上寫了幾段話</text:span><text:span text:style-name="T6">,</text:span><text:span text:style-name="T4">原意是和家人分享實際的情況</text:span><text:span text:style-name="T6">,</text:span><text:span text:style-name="T4">在瑞典引起了一點小小的共鳴（觀察者網說是「留言區爆了」，我覺得有點言過其實）。</text:span><text:span text:style-name="T6"><text:line-break/><text:line-break/></text:span><text:span text:style-name="T4">其中有段話可以非常明確的看出西方先進國家甩鍋中國的邏輯謬誤：</text:span><text:span text:style-name="T6"><text:line-break/><text:line-break/></text:span><text:span text:style-name="T4">＝＝＝＝＝＝＝＝＝＝＝＝＝＝＝＝＝＝＝＝＝＝＝＝＝＝＝＝</text:span><text:span text:style-name="T6"><text:line-break/></text:span><text:span text:style-name="T4">欧美：你</text:span><text:span text:style-name="T7">们从来没有告诉我们这种病毒有多危险，你们一直在虚报数据。</text:span><text:span text:style-name="T6"><text:line-break/><text:line-break/></text:span><text:span text:style-name="T4">中国：你从</text:span><text:span text:style-name="T7">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6"><text:line-break/></text:span><text:span text:style-name="T4">＝＝＝＝＝＝＝＝＝＝＝＝＝＝＝＝＝＝＝＝＝＝＝＝＝＝＝＝</text:span><text:span text:style-name="T6"><text:line-break/><text:line-break/></text:span><text:span text:style-name="T4">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6"><text:line-break/><text:line-break/></text:span><text:span text:style-name="T4">因為格式的緣故，</text:span><text:span text:style-name="T6">Amie</text:span><text:span text:style-name="T4">的文字比較長，這裡我就只給出觀網的文章網址了：</text:span><text:span text:style-name="T6"><text:line-break/></text:span><text:a xlink:type="simple" xlink:href="https://user.guancha.cn/main/content?id=284773"><text:span text:style-name="T8">https://user.guancha.cn/main/content?id=284773</text:span></text:a><text:span text:style-name="T6"><text:line-break/></text:span></text:p>
      <text:p text:style-name="P5"><text:span text:style-name="T3">蘇龍祥</text:span><text:span text:style-name="T4"><text:s/>  |  2020.04.12 02:47   |   </text:span><text:a xlink:type="simple" xlink:href="http://palinfo.habago.org/Entry?Command=Information_PrintForum&amp;#FORUM39036"><text:span text:style-name="T5">#</text:span></text:a></text:p>
      <text:p text:style-name="P7"><text:span text:style-name="T4">美國有</text:span><text:span text:style-name="T6">9</text:span><text:span text:style-name="T4">，</text:span><text:span text:style-name="T6">10</text:span><text:span text:style-name="T4">月流感爆增的記錄，</text:span><text:span text:style-name="T6"><text:line-break/></text:span><text:span text:style-name="T4">武漢則是</text:span><text:span text:style-name="T6">12</text:span><text:span text:style-name="T4">月大爆發起點</text:span><text:span text:style-name="T6">+</text:span><text:span text:style-name="T4">野味可疑</text:span><text:span text:style-name="T6"><text:line-break/></text:span><text:span text:style-name="T4">很簡單，調美國</text:span><text:span text:style-name="T6">9~11</text:span><text:span text:style-name="T4">月流感感染活下來者進行新冠抗體檢測就知道了。</text:span><text:span text:style-name="T6"><text:line-break/></text:span></text:p>
      <text:p text:style-name="P5"><text:span text:style-name="T3">陳真</text:span><text:span text:style-name="T4"><text:s/>  |  2020.04.12 02:26   |   </text:span><text:a xlink:type="simple" xlink:href="http://palinfo.habago.org/Entry?Command=Information_PrintForum&amp;#FORUM39035"><text:span text:style-name="T5">#</text:span></text:a></text:p>
      <text:p text:style-name="P6"><text:span text:style-name="T4">劍橋的這篇研究，全文請看：</text:span><text:span text:style-name="T6"><text:line-break/><text:line-break/></text:span><text:a xlink:type="simple" xlink:href="https://bit.ly/2y3xWXo"><text:span text:style-name="T8">https://bit.ly/2y3xWXo</text:span></text:a><text:span text:style-name="T6"><text:line-break/><text:line-break/></text:span><text:span text:style-name="T4">它顯示幾點：</text:span><text:span text:style-name="T6"><text:line-break/><text:line-break/></text:span><text:span text:style-name="T4">一，找到病毒阿公（</text:span><text:span text:style-name="T6">A</text:span><text:span text:style-name="T4">）、病毒兒子（</text:span><text:span text:style-name="T6">B</text:span><text:span text:style-name="T4">）及病毒孫子（</text:span><text:span text:style-name="T6">C</text:span><text:span text:style-name="T4">）。</text:span><text:span text:style-name="T6"><text:line-break/><text:line-break/></text:span><text:span text:style-name="T4">二，病毒阿公在美國和澳洲，病毒兒子在中國，病毒孫子跑來歐洲。</text:span><text:span text:style-name="T6"><text:line-break/><text:line-break/></text:span><text:span text:style-name="T4">好，根據以上，最合理的</text:span><text:span text:style-name="T6"><text:s/>"</text:span><text:span text:style-name="T4">解釋</text:span><text:span text:style-name="T6">"</text:span><text:span text:style-name="T4">（我不是說</text:span><text:span text:style-name="T6"><text:s/>"</text:span><text:span text:style-name="T4">答案</text:span><text:span text:style-name="T6">"</text:span><text:span text:style-name="T4">）是：既然阿公在美、澳，那麼，源頭就是在美澳，兒子怎麼會是這一個病毒家族的源頭呢？有可能嗎？</text:span><text:span text:style-name="T6"><text:line-break/><text:line-break/></text:span><text:span text:style-name="T4">當然有可能。可能是阿公阿媽那一代先在中國起源，然後不知道為什麼卻</text:span><text:span text:style-name="T6">"</text:span><text:span text:style-name="T4">移民</text:span><text:span text:style-name="T6">"</text:span><text:span text:style-name="T4">去美澳，留下兒子在中國。兒子跑不出去，而且因為整個封城了，所以中國只有兒子，幾乎找不到阿公阿媽的足跡。然後，兒子有人偷渡跑到歐洲，生下孫子，並在歐洲定居，形成三代鼎立的局面。</text:span><text:span text:style-name="T6"><text:line-break/><text:line-break/></text:span><text:span text:style-name="T4">但是，假設今天如果研究發現病毒阿公阿媽就是在中國，兒子在美國和澳洲，孫子在歐洲。那麼，請問，大家還會套用上述的</text:span><text:span text:style-name="T6"><text:s/>"</text:span><text:span text:style-name="T4">可能性＂嗎？還會說也許美國就是起源地，病毒阿公阿媽起源於美國，然後不知道為什麼卻移民去中國定居，然後美國的病毒兒子又偷偷跑去歐洲玩，然後在歐洲生下孫子，從此定居在歐洲。</text:span><text:span text:style-name="T6"><text:line-break/><text:line-break/></text:span><text:span text:style-name="T4">大家聽懂我在說什麼嗎？我的意思是說，即便箭頭明顯指向美國才是病毒起源地，你照樣永遠可以在現有的證據上找到不同的解釋，然後把箭頭看你愛指向哪就指向哪。</text:span><text:span text:style-name="T6"><text:line-break/><text:line-break/></text:span><text:span text:style-name="T4">我不是說這些解釋說不通，而是說，今天如果研究發現病毒阿公阿媽就是定居在中國，人們馬上就會一口咬定答案就是這樣，而不會很體貼地幫它設想其它的可能性。</text:span><text:span text:style-name="T6"><text:line-break/><text:line-break/></text:span><text:span text:style-name="T4">其次，我不是說這些</text:span><text:span text:style-name="T6"><text:s/>"</text:span><text:span text:style-name="T4">另類的解釋</text:span><text:span text:style-name="T6">" </text:span><text:span text:style-name="T4">說不通，而是說，自然科學始終存在這樣的一個不確定性，所謂</text:span><text:span text:style-name="T6"><text:line-break/>"</text:span><text:span text:style-name="T4">研究發現</text:span><text:span text:style-name="T6">"</text:span><text:span text:style-name="T4">和</text:span><text:span text:style-name="T6"><text:s/>"</text:span><text:span text:style-name="T4">結論＂之間，必然還是存在著某種</text:span><text:span text:style-name="T6"><text:s/>"</text:span><text:span text:style-name="T4">解釋空間＂；鐵證恐怕不會來自科學本身，而是同時得派出</text:span><text:span text:style-name="T6">007</text:span><text:span text:style-name="T4">去調查才行。要不然，不管你阿公與兒孫在哪找到，你永遠都能夠說也許因為這樣那樣，所以阿公又偷偷跑去哪了。</text:span></text:p>
      <text:p text:style-name="P5"><text:span text:style-name="T3">穎芝</text:span><text:span text:style-name="T4"><text:s/>  |  2020.04.12 01:37   |   </text:span><text:a xlink:type="simple" xlink:href="http://palinfo.habago.org/Entry?Command=Information_PrintForum&amp;#FORUM39034"><text:span text:style-name="T5">#</text:span></text:a></text:p>
      <text:p text:style-name="P6"><text:span text:style-name="T4">找到另一個連結：</text:span><text:span text:style-name="T6"><text:line-break/><text:line-break/></text:span><text:a xlink:type="simple" xlink:href="https://www.hk01.com/%E8%AD%B0%E4%BA%8B%E5%BB%B3/459778/%E6%96%B0%E5%86%A0%E8%82%BA%E7%82%8E-%E5%8A%8D%E6%A9%8B%E5%AD%B8%E8%80%85-%E7%97%85%E6%AF%92%E4%BE%86%E6%BA%90%E7%A0%94%E7%A9%B6%E7%9B%AE%E5%89%8D%E6%98%AF-%E7%87%99%E6%89%8B%E7%9A%84%E5%B1%B1%E8%8A%8B"><text:span text:style-name="T6">https://www.hk01.com/</text:span><text:span text:style-name="T4">議事廳</text:span><text:span text:style-name="T6">/459778/</text:span><text:span text:style-name="T4">新冠肺炎</text:span><text:span text:style-name="T6">-</text:span><text:span text:style-name="T4">劍橋學者</text:span><text:span text:style-name="T6">-</text:span><text:span text:style-name="T4">病毒來源研究目前是</text:span><text:span text:style-name="T6">-</text:span><text:span text:style-name="T4">燙手的山芋</text:span></text:a><text:span text:style-name="T6"><text:line-break/><text:line-break/></text:span><text:span text:style-name="T4">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6">A</text:span><text:span text:style-name="T4">型病毒有可能是從這個途徑過去的⋯</text:span><text:span text:style-name="T6"><text:line-break/><text:line-break/></text:span><text:span text:style-name="T4">但是這位教授表示：不論是哪篇論文，目前仍無法就病毒的來源地給出一個明確的答案。</text:span></text:p>
      <text:p text:style-name="P5"><text:span text:style-name="T3">陳真</text:span><text:span text:style-name="T4"><text:s/>  |  2020.04.12 01:34   |   </text:span><text:a xlink:type="simple" xlink:href="http://palinfo.habago.org/Entry?Command=Information_PrintForum&amp;#FORUM39033"><text:span text:style-name="T5">#</text:span></text:a></text:p>
      <text:p text:style-name="P7"><text:span text:style-name="T6">Kevin </text:span><text:span text:style-name="T4">同學，你看巴勒網這麼多年了，怎麼還這麼</text:span><text:span text:style-name="T6"><text:s/>"</text:span><text:span text:style-name="T4">單純</text:span><text:span text:style-name="T6">"</text:span><text:span text:style-name="T4">？一點也沒變。不但</text:span><text:span text:style-name="T6"><text:s/>"</text:span><text:span text:style-name="T4">單純</text:span><text:span text:style-name="T6">"</text:span><text:span text:style-name="T4">，而且你所述沒有一句合乎事實與現實。蘇俄人民又不是腦殘，怎麼會</text:span><text:span text:style-name="T6"><text:s/>"</text:span><text:span text:style-name="T4">嚮往</text:span><text:span text:style-name="T6">" </text:span><text:span text:style-name="T4">什麼</text:span><text:span text:style-name="T6"><text:s/>"</text:span><text:span text:style-name="T4">民主自由的富裕繁榮</text:span><text:span text:style-name="T6">"</text:span><text:span text:style-name="T4">？蘇聯人民又不是白痴，怎麼會想把美式民主制度給</text:span><text:span text:style-name="T6"><text:s/>"</text:span><text:span text:style-name="T4">移植</text:span><text:span text:style-name="T6">" </text:span><text:span text:style-name="T4">到蘇聯？我的天啊，難道我要寫上一百本書把講過一萬遍的話再全部重新寫一次？</text:span><text:span text:style-name="T6"><text:line-break/><text:line-break/></text:span><text:span text:style-name="T4">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6"><text:line-break/><text:line-break/></text:span><text:span text:style-name="T4">還有，沒有人</text:span><text:span text:style-name="T6">"</text:span><text:span text:style-name="T4">不再</text:span><text:span text:style-name="T6">" </text:span><text:span text:style-name="T4">相信美式民主，應該說，原本就不信的人至今更不會信。原本就信的人，現在也還是一樣相信。</text:span><text:span text:style-name="T6"><text:line-break/><text:line-break/></text:span><text:span text:style-name="T4">幾十年前的美式民主，怎麼會是什麼眾人欽羡的什麼</text:span><text:span text:style-name="T6"><text:s/>"</text:span><text:span text:style-name="T4">金字招牌</text:span><text:span text:style-name="T6">"</text:span><text:span text:style-name="T4">？我的天啊！幾十年前的美帝，比現在更殘暴血腥許多，簡直是殺遍天下，而且是赤裸裸地透過純軍事手段大屠殺。</text:span><text:span text:style-name="T6"><text:line-break/><text:line-break/></text:span><text:span text:style-name="T4">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6"><text:line-break/><text:line-break/></text:span><text:span text:style-name="T4">至於你提到的烏克蘭、伊拉克與蘇聯等等等的各種描述，也都不是事實，你真的是完全外行。全世界也不會</text:span><text:span text:style-name="T6"><text:s/>"</text:span><text:span text:style-name="T4">持續推動</text:span><text:span text:style-name="T6">"</text:span><text:span text:style-name="T4">什麼</text:span><text:span text:style-name="T6"><text:s/>"</text:span><text:span text:style-name="T4">民主革新</text:span><text:span text:style-name="T6">"</text:span><text:span text:style-name="T4">。天快亮了，你還是趕快醒醒吧。</text:span><text:span text:style-name="T6"><text:line-break/><text:line-break/></text:span><text:span text:style-name="T4">蘇聯就是被美國搞垮的。當然，這是最主要最直接的原因。居功厥偉的就是我常提起的</text:span><text:span text:style-name="T6">Committee on the Present Danger</text:span><text:span text:style-name="T4">。手法之一類似目前之中美貿易戰、金融戰、貨幣戰與石油戰等等等（說不定也包括生物武器戰），有個操盤手很有名，叫做</text:span><text:span text:style-name="T6">Roger Robinson</text:span><text:span text:style-name="T4">，就是這位混蛋：</text:span><text:span text:style-name="T6"><text:line-break/><text:line-break/></text:span><text:a xlink:type="simple" xlink:href="https://bit.ly/2VkbDoe"><text:span text:style-name="T8">https://bit.ly/2VkbDoe</text:span></text:a><text:span text:style-name="T6"><text:line-break/><text:line-break/></text:span><text:a xlink:type="simple" xlink:href="https://bit.ly/2XqxYTA"><text:span text:style-name="T8">https://bit.ly/2XqxYTA</text:span></text:a><text:span text:style-name="T6"> <text:line-break/><text:line-break/></text:span><text:a xlink:type="simple" xlink:href="https://bit.ly/2VmiRYU"><text:span text:style-name="T8">https://bit.ly/2VmiRYU</text:span></text:a><text:span text:style-name="T6"><text:line-break/><text:line-break/></text:span><text:span text:style-name="T4">這混蛋似乎相信美國照樣能瓦解中國，但我一點都不信。</text:span><text:span text:style-name="T6"><text:line-break/><text:line-break/></text:span><text:span text:style-name="T4">我倒是相信</text:span><text:span text:style-name="T6">Johan Galtung</text:span><text:span text:style-name="T4">的</text:span><text:span text:style-name="T6"><text:s/>"</text:span><text:span text:style-name="T4">預言</text:span><text:span text:style-name="T6">"</text:span><text:span text:style-name="T4">：就在今年</text:span><text:span text:style-name="T6">( 2020</text:span><text:span text:style-name="T4">年</text:span><text:span text:style-name="T6">)</text:span><text:span text:style-name="T4">，無惡不作的美帝將走向崩潰，一個相對良善的</text:span><text:span text:style-name="T6"><text:s/>"</text:span><text:span text:style-name="T4">新美國</text:span><text:span text:style-name="T6">" </text:span><text:span text:style-name="T4">會誕生。不習慣讀英文的，有中文版：</text:span><text:span text:style-name="T6"><text:line-break/><text:line-break/></text:span><text:a xlink:type="simple" xlink:href="https://item.jd.com/11224975.html"><text:span text:style-name="T8">https://item.jd.com/11224975.html</text:span></text:a></text:p>
      <text:p text:style-name="P5"><text:span text:style-name="T3">穎芝</text:span><text:span text:style-name="T4"><text:s/>  |  2020.04.11 20:59   |   </text:span><text:a xlink:type="simple" xlink:href="http://palinfo.habago.org/Entry?Command=Information_PrintForum&amp;#FORUM39032"><text:span text:style-name="T5">#</text:span></text:a></text:p>
      <text:p text:style-name="P6"><text:span text:style-name="T4">昨天下午的中時電子報新聞：</text:span><text:a xlink:type="simple" xlink:href="https://reurl.cc/QdWpnM"><text:span text:style-name="T8">https://reurl.cc/QdWpnM</text:span></text:a><text:span text:style-name="T6"><text:line-break/><text:line-break/></text:span><text:span text:style-name="T4">在武漢大規模流行的是Ｂ型病毒，是由Ａ型病毒突變而來的⋯</text:span><text:span text:style-name="T6"><text:line-break/><text:line-break/></text:span><text:span text:style-name="T4">意外！英劍橋研究：新冠病毒有</text:span><text:span text:style-name="T6">3</text:span><text:span text:style-name="T4">類</text:span><text:span text:style-name="T6"><text:s/></text:span><text:span text:style-name="T4">在武漢已突變</text:span><text:span text:style-name="T6"><text:line-break/>13:31 2020/04/11 </text:span><text:span text:style-name="T4">中時電子報</text:span><text:span text:style-name="T6"><text:s/></text:span><text:span text:style-name="T4">馮英志</text:span><text:span text:style-name="T6"><text:line-break/><text:line-break/></text:span><text:span text:style-name="T4">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6">3</text:span><text:span text:style-name="T4">種病毒株，而這場大流行起源地大陸武漢，在當地流行的新冠病毒實際上已為突變的</text:span><text:span text:style-name="T6">B</text:span><text:span text:style-name="T4">型，而與最原始的病毒基因組</text:span><text:span text:style-name="T6">A</text:span><text:span text:style-name="T4">型主要出現在美澳，而在新加坡與歐洲流行的則為</text:span><text:span text:style-name="T6">B</text:span><text:span text:style-name="T4">衍生的</text:span><text:span text:style-name="T6">C</text:span><text:span text:style-name="T4">型。</text:span><text:span text:style-name="T6"><text:line-break/><text:line-break/></text:span><text:span text:style-name="T4">據英國劍橋大學《新冠病毒：以遺傳網絡分析大流行起源》（</text:span><text:span text:style-name="T6">COVID-19: genetic network analysis provides ‘snapshot’ of pandemic origins</text:span><text:span text:style-name="T4">）一文中利用「遺傳網絡」追蹤自去年</text:span><text:span text:style-name="T6">12</text:span><text:span text:style-name="T4">月至今年</text:span><text:span text:style-name="T6">3</text:span><text:span text:style-name="T4">月全球</text:span><text:span text:style-name="T6">160</text:span><text:span text:style-name="T4">基因組後，初步以地圖方式呈現病毒基因演變與擴散方式。</text:span><text:span text:style-name="T6"><text:line-break/><text:line-break/></text:span><text:span text:style-name="T4">研究分析顯示，與蝙蝠與穿山甲身上的冠狀病毒基因最為接近、最初傳到人類身上的病毒基因組的</text:span><text:span text:style-name="T6">A</text:span><text:span text:style-name="T4">型，雖然有出現在武漢，與在大陸主要流行的新冠病毒基因組並非相同。相反的，在大陸流行的反而是由</text:span><text:span text:style-name="T6">A</text:span><text:span text:style-name="T4">型演變的</text:span><text:span text:style-name="T6">B</text:span><text:span text:style-name="T4">型，並可最早追朔至去年聖誕夜，而</text:span><text:span text:style-name="T6">B</text:span><text:span text:style-name="T4">型也曾傳在武漢居住過的美國人身上發現過。</text:span><text:span text:style-name="T6"><text:line-break/><text:line-break/></text:span><text:span text:style-name="T4">研究指出，起源的</text:span><text:span text:style-name="T6">A</text:span><text:span text:style-name="T4">型主要出現在澳洲與美國等地，並造成當地超過</text:span><text:span text:style-name="T6">40</text:span><text:span text:style-name="T4">萬起確診病例，其中</text:span><text:span text:style-name="T6">2/3</text:span><text:span text:style-name="T4">的美國病例樣本為</text:span><text:span text:style-name="T6">A</text:span><text:span text:style-name="T4">型；而從</text:span><text:span text:style-name="T6">B</text:span><text:span text:style-name="T4">型演變而來</text:span><text:span text:style-name="T6">C</text:span><text:span text:style-name="T4">型，主要在歐洲等地流行，並在法國、西班牙、義大利、瑞典以及英國等地流行，而</text:span><text:span text:style-name="T6">C</text:span><text:span text:style-name="T4">型未能在大陸找到樣本，不過曾在新加坡、香港以及南韓出現過。</text:span><text:span text:style-name="T6"><text:line-break/><text:line-break/></text:span><text:span text:style-name="T4">研究人員指出，在武漢主要流行的</text:span><text:span text:style-name="T6">B</text:span><text:span text:style-name="T4">型，同樣在亞洲地區流行，但此一分枝在區域內並未進一步演變，推測武漢封城減緩了加速族群遺傳漂變得「奠基者效應」，或者</text:span><text:span text:style-name="T6">B</text:span><text:span text:style-name="T4">型已適應亞洲環境，導致突變速度減緩。</text:span><text:span text:style-name="T6"><text:line-break/><text:line-break/></text:span><text:span text:style-name="T4">該文第一作者、劍橋大學遺傳學家佛斯特（</text:span><text:span text:style-name="T6">Peter Forster</text:span><text:span text:style-name="T4">）表示，這項科技最廣為人所知是藉由</text:span><text:span text:style-name="T6">DNA</text:span><text:span text:style-name="T4">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6"><text:line-break/><text:line-break/></text:span><text:span text:style-name="T4">文章來源：</text:span><text:span text:style-name="T6">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8">https://reurl.cc/2084Mr</text:span></text:a></text:p>
      <text:p text:style-name="P5"><text:span text:style-name="T3">衛思燕</text:span><text:span text:style-name="T4"><text:s/>  |  2020.04.11 14:29   |   </text:span><text:a xlink:type="simple" xlink:href="http://palinfo.habago.org/Entry?Command=Information_PrintForum&amp;#FORUM39030"><text:span text:style-name="T5">#</text:span></text:a></text:p>
      <text:p text:style-name="P8"><text:span text:style-name="T3">英國劍橋大學對</text:span><text:span text:style-name="T4">Covid-19</text:span><text:span text:style-name="T3">的研究成果發表了，</text:span><text:span text:style-name="T4"><text:line-break/></text:span><text:span text:style-name="T3">如果我沒理解錯誤，研究顯示，</text:span><text:span text:style-name="T4"><text:line-break/></text:span><text:span text:style-name="T3">病毒的源頭是美國，最早出現的時間點在九月中旬。</text:span><text:span text:style-name="T4"><text:line-break/><text:line-break/></text:span><text:span text:style-name="T3">原文在此：</text:span><text:a xlink:type="simple" xlink:href="https://www.cam.ac.uk/research/news/covid-19-genetic-network-analysis-provides-snapshot-of-pandemic-origins"><text:span text:style-name="T9">https://www.cam.ac.uk/research/news/covid-19-genetic-network-analysis-provides-snapshot-of-pandemic-origins</text:span></text:a><text:span text:style-name="T4"><text:line-break/></text:span></text:p>
      <text:p text:style-name="P5"><text:span text:style-name="T4">kevin   |  2020.04.11 13:00   |   </text:span><text:a xlink:type="simple" xlink:href="http://palinfo.habago.org/Entry?Command=Information_PrintForum&amp;#FORUM39028"><text:span text:style-name="T5">#</text:span></text:a></text:p>
      <text:p text:style-name="P6"><text:span text:style-name="T4">陳真醫師</text:span><text:span text:style-name="T6">:<text:line-break/><text:line-break/></text:span><text:span text:style-name="T4">我個人觀察</text:span><text:span text:style-name="T6">,</text:span><text:span text:style-name="T4">美國這近三十年來</text:span><text:span text:style-name="T6">,</text:span><text:span text:style-name="T4">把自由民主這樣的響亮招牌給玩臭玩爛了</text:span><text:span text:style-name="T6">,</text:span><text:span text:style-name="T4">現在各國對她的觀感從自由燈塔變成可憎惡霸</text:span><text:span text:style-name="T6">,</text:span><text:span text:style-name="T4">全然咎由自取</text:span><text:span text:style-name="T6">.<text:line-break/><text:line-break/></text:span><text:span text:style-name="T4">近三十年前</text:span><text:span text:style-name="T6">,</text:span><text:span text:style-name="T4">俄國人民嚮往自由民主與富裕繁榮的生活</text:span><text:span text:style-name="T6">,</text:span><text:span text:style-name="T4">因此自己解散蘇聯</text:span><text:span text:style-name="T6">,</text:span><text:span text:style-name="T4">希望能夠過與美國西歐一樣的生活</text:span><text:span text:style-name="T6">,</text:span><text:span text:style-name="T4">把民主制度移植過去</text:span><text:span text:style-name="T6">,</text:span><text:span text:style-name="T4">然而美國卻認為這是打死落水狗的好機會</text:span><text:span text:style-name="T6">,</text:span><text:span text:style-name="T4">藉機對過去的敵人落井下石</text:span><text:span text:style-name="T6">,</text:span><text:span text:style-name="T4">對其慘狀不聞不問</text:span><text:span text:style-name="T6">,</text:span><text:span text:style-name="T4">還趁機擴張勢力到俄國門口</text:span><text:span text:style-name="T6">,</text:span><text:span text:style-name="T4">導致戈巴契夫與葉爾辛這樣的民主派在國內兩面不是人</text:span><text:span text:style-name="T6">,</text:span><text:span text:style-name="T4">普丁上台後恢復經濟</text:span><text:span text:style-name="T6">,</text:span><text:span text:style-name="T4">且力阻外國勢力的侵略</text:span><text:span text:style-name="T6">,</text:span><text:span text:style-name="T4">挽救了俄羅斯</text:span><text:span text:style-name="T6"><text:s/></text:span><text:span text:style-name="T4">俄羅斯人現在只想走自己的路</text:span><text:span text:style-name="T6"><text:s/></text:span><text:span text:style-name="T4">不嚮往西方式民主</text:span><text:span text:style-name="T6"><text:s/></text:span><text:span text:style-name="T4">全是老美咎由自取</text:span><text:span text:style-name="T6"><text:s/></text:span><text:span text:style-name="T4">如果美國在蘇聯解體後不濟前嫌給俄羅斯來個馬歇爾計畫</text:span><text:span text:style-name="T6">2.0 </text:span><text:span text:style-name="T4">俄羅斯與中國早就是民主國家</text:span><text:span text:style-name="T6">----</text:span><text:span text:style-name="T4">即便領導依舊是普丁與習近平</text:span><text:span text:style-name="T6"><text:line-break/><text:line-break/>2003</text:span><text:span text:style-name="T4">年入侵伊拉克更是無恥</text:span><text:span text:style-name="T6">,</text:span><text:span text:style-name="T4">先用謊言忽悠全球</text:span><text:span text:style-name="T6">,</text:span><text:span text:style-name="T4">再來不顧全球反對公然俺開侵略戰爭</text:span><text:span text:style-name="T6">,</text:span><text:span text:style-name="T4">導致今天伊拉克還是動盪不安</text:span><text:span text:style-name="T6">,</text:span><text:span text:style-name="T4">說海珊多惡質</text:span><text:span text:style-name="T6">,</text:span><text:span text:style-name="T4">然而死於美國經濟制裁的伊拉克百姓</text:span><text:span text:style-name="T6"><text:s/></text:span><text:span text:style-name="T4">絕不少死於海珊屠刀下的人數</text:span><text:span text:style-name="T6">,</text:span><text:span text:style-name="T4">現在伊拉克的慘狀</text:span><text:span text:style-name="T6">,</text:span><text:span text:style-name="T4">讓大家不再信任美國式民主</text:span><text:span text:style-name="T6"><text:line-break/><text:line-break/></text:span><text:span text:style-name="T4">上個聽信老美的白痴叫做烏克蘭</text:span><text:span text:style-name="T6"><text:s/></text:span><text:span text:style-name="T4">趕走合法民選總統</text:span><text:span text:style-name="T6"><text:s/></text:span><text:span text:style-name="T4">全面反俄</text:span><text:span text:style-name="T6"><text:s/></text:span><text:span text:style-name="T4">今日呢</text:span><text:span text:style-name="T6">?</text:span><text:span text:style-name="T4">好日子來了沒</text:span><text:span text:style-name="T6">?<text:line-break/><text:line-break/></text:span><text:span text:style-name="T4">現在台灣還在迷信老美</text:span><text:span text:style-name="T6"><text:s/></text:span><text:span text:style-name="T4">真的七月半鴨子不知死活</text:span><text:span text:style-name="T6"><text:line-break/><text:line-break/></text:span><text:span text:style-name="T4">我跟一個美國人接觸過</text:span><text:span text:style-name="T6">,</text:span><text:span text:style-name="T4">感想是美國人短視近利</text:span><text:span text:style-name="T6">,</text:span><text:span text:style-name="T4">出賣隊友第一</text:span><text:span text:style-name="T6">,</text:span><text:span text:style-name="T4">絕不足以為後援</text:span><text:span text:style-name="T6"><text:line-break/><text:line-break/></text:span><text:span text:style-name="T4">我相信全球各國還是會推動民主革新</text:span><text:span text:style-name="T6"><text:s/></text:span><text:span text:style-name="T4">只是會因地制宜</text:span><text:span text:style-name="T6"><text:s/></text:span><text:span text:style-name="T4">不會再照抄美國</text:span></text:p>
      <text:p text:style-name="P5"><text:span text:style-name="T3">陳真</text:span><text:span text:style-name="T4"><text:s/>  |  2020.04.11 02:42   |   </text:span><text:a xlink:type="simple" xlink:href="http://palinfo.habago.org/Entry?Command=Information_PrintForum&amp;#FORUM39027"><text:span text:style-name="T5">#</text:span></text:a></text:p>
      <text:p text:style-name="P7"><text:span text:style-name="T4">腦殘現象史</text:span><text:span text:style-name="T6"><text:line-break/><text:line-break/></text:span><text:span text:style-name="T4">陳真</text:span><text:span text:style-name="T6"><text:line-break/><text:line-break/>2020. 04. 11.<text:line-break/><text:line-break/><text:line-break/></text:span><text:span text:style-name="T4">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6"><text:line-break/><text:line-break/></text:span><text:span text:style-name="T4">或是比方說哪個官員「用流利英文」在國際上「發聲」，或是跟哪個美國議員合照了！哇！天啊，太了不起了！這也都算是跟「全世界」搭上線，尤其是「全程用英文」，哇！那是更不得了的「台灣之光」。</text:span><text:span text:style-name="T6"><text:line-break/><text:line-break/></text:span><text:span text:style-name="T4">這回被「世界衛生組織」點名動員網軍大量散播族群仇恨語言，依我看，這下恐怕得一路興奮到中秋。</text:span><text:span text:style-name="T6"><text:line-break/><text:line-break/></text:span><text:span text:style-name="T4">除了台灣，我沒見過這麼窩囊沒出息的人，好像不管什麼鼻屎大的事，都能吹噓膨漲自我陶醉許久。此其一。</text:span><text:span text:style-name="T6"><text:line-break/><text:line-break/></text:span><text:span text:style-name="T4">這幾天沒看新聞，不敢看，怕看了無奈而沉重。但我其實不用看新聞，保證一定能猜到這幾天會有什麼狀況，一定是比方說「全民護台」</text:span><text:span text:style-name="T6"><text:s/></text:span><text:span text:style-name="T4">，或是要「譚德塞踹共」，「讓台灣價值被全世界看見！」等等等，然後一定會有一大堆腦殘或走狗文人出來向世界衛生組織或譚德塞嗆聲，「捍衛台灣價值」，最好是「全程使用流利英文」嗆聲，那絕對會成為全民偶像。</text:span><text:span text:style-name="T6"><text:line-break/><text:line-break/></text:span><text:span text:style-name="T4">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6"><text:line-break/><text:line-break/></text:span><text:span text:style-name="T4">我要說的就是至少五十年來不曾間斷的這樣一種一窩蛆現象。此其二。</text:span><text:span text:style-name="T6"><text:line-break/><text:line-break/></text:span><text:span text:style-name="T4">我常提起，在我念高中時，每天上下學都會經過台北車站地下道，有很長一段時間，地下道兩旁牆上掛滿愛國白布條，供往來路人書寫，攻擊「陰謀份子」</text:span><text:span text:style-name="T6">(</text:span><text:span text:style-name="T4">也就是黨外人士</text:span><text:span text:style-name="T6">)</text:span><text:span text:style-name="T4">；特別是年輕學子，國、高中生、大學生或甚至小學生，更是熱血沸騰。</text:span><text:span text:style-name="T6"><text:line-break/><text:line-break/></text:span><text:span text:style-name="T4">因為每天路過，我曾仔細研究過無數白布條上頭那數千個留言內容，除了表達真摯感人的愛國愛黨</text:span><text:span text:style-name="T6">(</text:span><text:span text:style-name="T4">國民黨</text:span><text:span text:style-name="T6">)</text:span><text:span text:style-name="T4">的情操外，也會熱血澎湃地地感謝蔣家德政，更多的是赤裸裸的攻擊，比方說「要求政府把陰謀份子</text:span><text:span text:style-name="T6"><text:s/>(</text:span><text:span text:style-name="T4">即黨外人士</text:span><text:span text:style-name="T6">) </text:span><text:span text:style-name="T4">空投到大陸匪區、共產鐵幕，讓他們嚐嚐不民主的滋味」，或是槍斃聲不絕於耳，要求政府乾脆把這些「不懂得珍惜民主的陰謀份子統統槍斃」。</text:span><text:span text:style-name="T6"><text:line-break/><text:line-break/></text:span><text:span text:style-name="T4">兩年後，我成為一個公開亮相絕不閃躲能文能武的黨外人士，也就是當年的「全民公敵」</text:span><text:span text:style-name="T6"><text:s/></text:span><text:span text:style-name="T4">，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6"><text:line-break/><text:line-break/></text:span><text:span text:style-name="T4">更猛的一次是在一個</text:span><text:span text:style-name="T6">XX</text:span><text:span text:style-name="T4">商工學校，校名我不是很確定。我們遊行經過該校時，幾個男學生拿著木棍衝出來要打我們，教官制止，並且馬上關上鐵門。學生們就拿來長竹竿，伸出鐵門縫隙，仍然想要攻擊我們，場面非常火爆。</text:span><text:span text:style-name="T6"><text:line-break/><text:line-break/></text:span><text:span text:style-name="T4">老實說，我並不鄙視或厭惡這些學生。他們雖然腦殘，但我知道他們是真的出於「義憤」，他們真心認為黨外人士就是邪惡的化身，是毒蛇猛獸。雖然他們被洗腦，顛倒了善惡黑白，但是，這樣一種「義憤」並不可恥。</text:span><text:span text:style-name="T6"><text:line-break/><text:line-break/></text:span><text:span text:style-name="T4">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6"><text:line-break/><text:line-break/></text:span><text:span text:style-name="T4">過去二十多年來的新一代腦殘綠色生物，個人殺傷力無限膨漲，在陰暗的網路世界裏，光靠鍵盤就能隨時隨地任意毀人清譽、謀殺人格或匿名冒名製造各種事端，品性真是卑劣到極點，而且充滿虛榮。</text:span><text:span text:style-name="T6"><text:line-break/><text:line-break/></text:span><text:span text:style-name="T4">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6"><text:line-break/><text:line-break/></text:span><text:span text:style-name="T4">但是，來到網路年代，只要你願意了解事實真相，只要你有一絲絲最基本的誠實，只要你有一點點最起碼的良善之心以及對於基本善惡價值的一丁點最微不足道的敬意，那麼，你隨時可以判斷是非善惡。</text:span><text:span text:style-name="T6"><text:line-break/><text:line-break/></text:span><text:span text:style-name="T4">也就是說，現代的綠色腦殘，所作所為充滿一種非常令人厭惡的強烈虛榮。虛榮這東西很難描繪，但你不妨想想比方說大腸花，想想反服貿、反</text:span><text:span text:style-name="T6">ECFA</text:span><text:span text:style-name="T4">、反課綱、反核等等等那樣一種瘋狂現象，眾人爭相表態，非常醜陋；或是想想當時接二連三當面羞辱韓國瑜的那些學生，我指的就是那樣一種味道。</text:span><text:span text:style-name="T6"><text:line-break/><text:line-break/></text:span><text:span text:style-name="T4">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6"><text:s/></text:span><text:span text:style-name="T4">的一份子。</text:span><text:span text:style-name="T6"><text:line-break/><text:line-break/></text:span><text:span text:style-name="T4">請問，你會尊敬這樣一些腦殘嗎？你覺得他們身上有一絲絲真實的義憤嗎？有一絲絲在乎是非善惡的基本誠意與熱情嗎？沒有，什麼也沒有。零！有的就只是無恥、低能與虛榮。我對之毫無敬意。</text:span></text:p>
      <text:p text:style-name="P5"><text:span text:style-name="T3">李念淨</text:span><text:span text:style-name="T4"><text:s/>  |  2020.04.10 18:30   |   </text:span><text:a xlink:type="simple" xlink:href="http://palinfo.habago.org/Entry?Command=Information_PrintForum&amp;#FORUM39026"><text:span text:style-name="T5">#</text:span></text:a></text:p>
      <text:p text:style-name="P6"><text:span text:style-name="T4">一個自稱知識份子的人首先一定要反戰跟反美</text:span><text:span text:style-name="T6"><text:line-break/></text:span><text:span text:style-name="T4">這兩個東西如果有一點腦袋願意獨立思考的人都一定會接受</text:span><text:span text:style-name="T6"><text:line-break/><text:line-break/></text:span><text:span text:style-name="T4">美國打伊拉克、打格瑞娜達、打敘利亞、打阿富汗，凡是全世界有打仗的地方都有美國人</text:span><text:span text:style-name="T6"><text:line-break/></text:span><text:span text:style-name="T4">可是台灣人一面倒痛罵幾乎不打仗只做生意的中共，這就不對了</text:span><text:span text:style-name="T6"><text:line-break/><text:line-break/></text:span><text:span text:style-name="T4">反戰更不用說，如果有人嚮往鼓吹那種戰爭，他一定不是腦殘就是人渣</text:span><text:span text:style-name="T6"><text:line-break/></text:span><text:span text:style-name="T4">我自己看到血都暈，拔牙都怕的人，要往別人身上用槍打得肚破腸流真的辦不到，我也不希望別人也這樣</text:span><text:span text:style-name="T6"><text:line-break/><text:line-break/></text:span><text:span text:style-name="T4">子曰：眾，惡之，必察焉；眾，好之，必察焉。</text:span><text:span text:style-name="T6"><text:line-break/></text:span><text:span text:style-name="T4">孔子說：大家討厭的人事物，每個人都說壞的東西，我們都要先細細的考察他再說</text:span><text:span text:style-name="T6"><text:line-break/></text:span><text:span text:style-name="T4">就算是大家都喜歡的人事物，我們也要先考察他再下定論</text:span><text:span text:style-name="T6"><text:line-break/><text:line-break/></text:span><text:span text:style-name="T4">這次台灣整個輿論，二三十歲的年輕人，一面倒得吹捧陳時中，又一面倒得把一個素昧平生沒人認識的外國政要罵成惡魔</text:span><text:span text:style-name="T6"><text:line-break/></text:span><text:span text:style-name="T4">我沒有經歷過</text:span><text:span text:style-name="T6">1979</text:span><text:span text:style-name="T4">年，但感覺台美斷交當時卡特當時也沒有像譚德賽一樣被罵那麼慘</text:span></text:p>
      <text:p text:style-name="P5"><text:span text:style-name="T3">穎芝</text:span><text:span text:style-name="T4"><text:s/>  |  2020.04.10 16:02   |   </text:span><text:a xlink:type="simple" xlink:href="http://palinfo.habago.org/Entry?Command=Information_PrintForum&amp;#FORUM39025"><text:span text:style-name="T5">#</text:span></text:a></text:p>
      <text:p text:style-name="P7"><text:span text:style-name="T4">怡靜妳好，</text:span><text:span text:style-name="T6"><text:line-break/><text:line-break/></text:span><text:span text:style-name="T4">對於</text:span><text:span text:style-name="T6"><text:s/>NCMI report </text:span><text:span text:style-name="T4">的分析，我只能斷言他是造假的，所以我才會有「美國才是對中國隱瞞武漢將會爆發新冠疫情」的結論，因為根據老羊在</text:span><text:span text:style-name="T6"><text:s/>2020.01.23 </text:span><text:span text:style-name="T4">的貼文指出</text:span><text:span text:style-name="T6"><text:line-break/><text:line-break/></text:span><text:span text:style-name="T4">二、兩位美國學者發表的文章簡述這次新型冠狀病毒肺炎的事件：</text:span><text:span text:style-name="T8">https://www.guancha.cn/DanielLucey/</text:span><text:span text:style-name="T6">2020_01_21_532448.shtml </text:span><text:span text:style-name="T4">節錄開頭幾句話「去年</text:span><text:span text:style-name="T6">12</text:span><text:span text:style-name="T4">月，武汉</text:span><text:span text:style-name="T7">诊断首例病例短短几周之内，中国就发现了新型冠状病毒，判断该病毒可能是引起</text:span><text:span text:style-name="T6">41</text:span><text:span text:style-name="T4">名患者感染的原因，并与世界</text:span><text:span text:style-name="T7">卫生组织分享了该病毒的基因序列信息，供专门实验室测试使用。」</text:span><text:span text:style-name="T6"><text:line-break/><text:line-break/></text:span><text:span text:style-name="T4">中國發現冠狀病毒是在</text:span><text:span text:style-name="T6"><text:s/>12 </text:span><text:span text:style-name="T4">月份，美國情報單位卻是於去年</text:span><text:span text:style-name="T6">11</text:span><text:span text:style-name="T4">月下旬就得知「武漢將會大爆發冠狀病毒疫情」且</text:span><text:span text:style-name="T6">NCMI </text:span><text:span text:style-name="T4">分析中國領導人早就知道，「中國在</text:span><text:span text:style-name="T6"><text:s/>12 </text:span><text:span text:style-name="T4">月才發現病毒」與「習近平預先得知武漢將會爆發疫情」這兩件事情明顯就是相互矛盾，後者沒有明顯舉出來源根據，所以只能斷言</text:span><text:span text:style-name="T6"><text:s/>NCMI </text:span><text:span text:style-name="T4">是在幫川普甩鍋給中國罷了！</text:span><text:span text:style-name="T6"><text:line-break/><text:line-break/></text:span><text:span text:style-name="T4">若依照</text:span><text:span text:style-name="T6"><text:s/>NCMI </text:span><text:span text:style-name="T4">毫無根據的說法，中國領導人早就事先得知，那除非首次一批染疫的病人早在</text:span><text:span text:style-name="T6"><text:s/>11</text:span><text:span text:style-name="T4">月初就遭受感染，</text:span><text:span text:style-name="T6">11</text:span><text:span text:style-name="T4">月中或下旬就有明顯症狀發生，張繼先醫師也將提早一個月左右依照</text:span><text:span text:style-name="T6">SOP</text:span><text:span text:style-name="T4">通報上級（實際通報日期是</text:span><text:span text:style-name="T6">2019</text:span><text:span text:style-name="T4">年</text:span><text:span text:style-name="T6">12</text:span><text:span text:style-name="T4">月</text:span><text:span text:style-name="T6">26</text:span><text:span text:style-name="T4">日），但是當時在武漢的首期病人發病時間是在</text:span><text:span text:style-name="T6"><text:s/>12</text:span><text:span text:style-name="T4">月</text:span><text:span text:style-name="T6">8</text:span><text:span text:style-name="T4">日至</text:span><text:span text:style-name="T6">1</text:span><text:span text:style-name="T4">月</text:span><text:span text:style-name="T6">2</text:span><text:span text:style-name="T4">日之間才開始發病，當時病例數極少，相關醫衛人員也對新冠病毒的潛伏期不甚清楚，再加上當時武漢疫情也沒有嚴重的大爆發（直至</text:span><text:span text:style-name="T6"><text:s/>1</text:span><text:span text:style-name="T4">月中左右才發生</text:span><text:span text:style-name="T6"><text:s/>59 </text:span><text:span text:style-name="T4">個病例），所以</text:span><text:span text:style-name="T6"><text:s/>NCMI </text:span><text:span text:style-name="T4">怎會得出習近平在</text:span><text:span text:style-name="T6"><text:s/>11 </text:span><text:span text:style-name="T4">月份就能預知武漢將會爆發疫情的結論？</text:span><text:span text:style-name="T6"><text:line-break/><text:line-break/></text:span><text:span text:style-name="T4">我個人對ＡＢＣ新聞的解讀就是：除非病毒是美國軍人在美境內感染，然後帶到武漢去傳染到武漢當地人，否則美國情報單位怎能事先得知武漢將會爆發冠狀病毒疫情？？？</text:span><text:span text:style-name="T6"><text:line-break/><text:line-break/></text:span><text:span text:style-name="T4">只能強烈懷疑這些受感染的軍人於去年</text:span><text:span text:style-name="T6"><text:s/>10 </text:span><text:span text:style-name="T4">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6"><text:line-break/><text:line-break/></text:span><text:span text:style-name="T4">以上只是個人質疑，僅供參考！</text:span><text:span text:style-name="T6"><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9"><text:span text:style-name="T3">給民報編輯</text:span><text:span text:style-name="T4">  (</text:span><text:a xlink:type="simple" xlink:href="http://taiwan.people.news@gmail.com"><text:span text:style-name="T9">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9">http://palinfo.habago.org/Entry?Command=Information_PrintHome&amp;;iFlowNo=1568</text:span></text:a><text:span text:style-name="T4">  <text:line-break/><text:line-break/></text:span><text:a xlink:type="simple" xlink:href="http://palinfo.habago.org/Entry?Command=Information_PrintHome&amp;;iFlowNo=1595"><text:span text:style-name="T9">http://palinfo.habago.org/Entry?Command=Information_PrintHome&amp;;iFlowNo=1595</text:span></text:a><text:span text:style-name="T4"> <text:line-break/><text:line-break/></text:span><text:a xlink:type="simple" xlink:href="http://palinfo.habago.org/Entry?Command=Information_PrintHome&amp;;iFlowNo=1596"><text:span text:style-name="T9">http://palinfo.habago.org/Entry?Command=Information_PrintHome&amp;;iFlowNo=1596</text:span></text:a><text:span text:style-name="T4"> <text:line-break/><text:line-break/></text:span><text:a xlink:type="simple" xlink:href="http://palinfo.habago.org/Entry?Command=Information_PrintHome&amp;;iFlowNo=1589"><text:span text:style-name="T9">http://palinfo.habago.org/Entry?Command=Information_PrintHome&amp;;iFlowNo=1589</text:span></text:a><text:span text:style-name="T4">  <text:line-break/><text:line-break/></text:span><text:a xlink:type="simple" xlink:href="http://palinfo.habago.org/Entry?Command=Information_PrintHome&amp;;iFlowNo=1590"><text:span text:style-name="T9">http://palinfo.habago.org/Entry?Command=Information_PrintHome&amp;;iFlowNo=1590</text:span></text:a><text:span text:style-name="T4"> <text:line-break/><text:line-break/></text:span><text:a xlink:type="simple" xlink:href="http://palinfo.habago.org/Entry?Command=Information_PrintHome&amp;;iFlowNo=1570"><text:span text:style-name="T9">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7"><text:span text:style-name="T4">布希入侵伊拉克前，發下最後通牒，要求海珊自動逃亡，否則三天內便開戰。全世界第一個</text:span><text:span text:style-name="T6"><text:s/>"</text:span><text:span text:style-name="T4">響應</text:span><text:span text:style-name="T6">" </text:span><text:span text:style-name="T4">這項最後通牒的就是台灣，阿扁同樣也</text:span><text:span text:style-name="T6"><text:s/>"</text:span><text:span text:style-name="T4">警告</text:span><text:span text:style-name="T6">" </text:span><text:span text:style-name="T4">海珊趕快給我滾，否則</text:span><text:span text:style-name="T6">...</text:span><text:span text:style-name="T4">否則</text:span><text:span text:style-name="T6">...</text:span><text:span text:style-name="T4">否則要怎樣，阿扁並沒有說。</text:span><text:span text:style-name="T6"><text:line-break/><text:line-break/></text:span><text:span text:style-name="T4">類似的狀況罄竹難書，比方說美國抵制華為，台灣必然立即</text:span><text:span text:style-name="T6"><text:s/>"</text:span><text:span text:style-name="T4">響應</text:span><text:span text:style-name="T6">"</text:span><text:span text:style-name="T4">，以取悅主子。美國血洗伊拉克需要子彈，台灣馬上奉上幾億發子彈讓美軍打到飽。美國到處侵略，說是反恐，需要銀子，台灣必然馬上捧著大把鈔票送給美國主子。</text:span><text:span text:style-name="T6"><text:line-break/><text:line-break/></text:span><text:span text:style-name="T4">台灣所謂</text:span><text:span text:style-name="T6"><text:s/>"</text:span><text:span text:style-name="T4">禁用</text:span><text:span text:style-name="T6">"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6"><text:span text:style-name="T6">ZOOM</text:span><text:span text:style-name="T4">是華裔創業的美國公司，在美國上市，研發部門設在中國，主要是有兩個安全隱患，無法完善端到端的加密，以致未受邀請的人可以侵入會議。另一個問題則是涉及</text:span><text:span text:style-name="T6">Facebook</text:span><text:span text:style-name="T4">，</text:span><text:span text:style-name="T6">Zoom</text:span><text:span text:style-name="T4">甚至沒有通知用戶它是根據隱私政策向</text:span><text:span text:style-name="T6">Facebook</text:span><text:span text:style-name="T4">發送分析數據。據說數以萬計的私人</text:span><text:span text:style-name="T6">Zoom</text:span><text:span text:style-name="T4">視頻被上傳至公開網頁，任何人都可在線圍觀。</text:span><text:span text:style-name="T6"><text:line-break/><text:line-break/>1</text:span><text:span text:style-name="T4">、所以</text:span><text:span text:style-name="T6">FACEBOOK</text:span><text:span text:style-name="T4">也是侵犯隱私的共犯及受益者。</text:span><text:span text:style-name="T6"><text:line-break/>2</text:span><text:span text:style-name="T4">、在</text:span><text:span text:style-name="T6">Citizen Lab</text:span><text:span text:style-name="T4">的實驗中，他們在一個美國用戶和一個加拿大用戶的視頻通話中發現，會議加密和解密的密匙是從北京的</text:span><text:span text:style-name="T6">Zoom</text:span><text:span text:style-name="T4">服務器發出的。</text:span><text:span text:style-name="T6"><text:line-break/></text:span><text:span text:style-name="T4">也就是說，兩個北美人用</text:span><text:span text:style-name="T6">Zoom</text:span><text:span text:style-name="T4">視頻聊天，中間需要一個在北京的服務器插手。</text:span><text:span text:style-name="T6"><text:line-break/>Zoom CEO</text:span><text:span text:style-name="T4">袁征解釋說，少數北美的視頻通話中途繞道中國，是因為如果用戶附近的服務器太擠，軟件就會去嘗試連接備份服務器，這才連到了中國的服務器上。</text:span><text:span text:style-name="T6"><text:line-break/></text:span><text:span text:style-name="T4">就好像以前打網游要換線一樣，這條線太擠太卡，用戶自然就要切換到另外的線上去。任何一個視頻通話服務商都會把服務器架設在全球。</text:span><text:span text:style-name="T6"><text:line-break/><text:line-break/></text:span><text:span text:style-name="T4">我也認為</text:span><text:span text:style-name="T6">ZM</text:span><text:span text:style-name="T4">大有問題，這些安全隱患都是技術可以解決並避免的。但為什麼沒有人怪微軟，</text:span><text:span text:style-name="T6">WINDOWS</text:span><text:span text:style-name="T4">每年</text:span><text:span text:style-name="T6">2</text:span><text:span text:style-name="T4">到</text:span><text:span text:style-name="T6">3</text:span><text:span text:style-name="T4">次重大更新哪次的理由沒有提到安全隱患</text:span><text:span text:style-name="T6">?<text:line-break/><text:line-break/></text:span><text:span text:style-name="T4">還有</text:span><text:span text:style-name="T6">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7"><text:span text:style-name="T4">學校老師遠距教學內容是屬於「機密」等級嗎？</text:span><text:span text:style-name="T6"><text:line-break/><text:line-break/></text:span><text:span text:style-name="T4">綠渣是在禁什麼道理？</text:span><text:span text:style-name="T6"><text:line-break/><text:line-break/></text:span><text:span text:style-name="T4">原來底下才是人渣黨主要考量的重點：</text:span><text:span text:style-name="T6"><text:line-break/><text:line-break/></text:span><text:span text:style-name="T4">【疑問二：如果每個視訊軟體都有風險，為什麼</text:span><text:span text:style-name="T6">Zoom</text:span><text:span text:style-name="T4">會成為爭議焦點？】</text:span><text:span text:style-name="T6"><text:line-break/></text:span><text:span text:style-name="T4">答：創辦人是中國人、研發團隊來自中國。在台、在美都成政治議題。</text:span><text:span text:style-name="T6"><text:line-break/></text:span><text:a xlink:type="simple" xlink:href="https://reurl.cc/QdbW6q"><text:span text:style-name="T8">https://reurl.cc/QdbW6q</text:span></text:a><text:span text:style-name="T6"><text:line-break/><text:line-break/></text:span><text:span text:style-name="T4">鬼島的人渣走狗政府仇中反華到毫無邏輯，反中反到沒有腦袋！</text:span><text:span text:style-name="T6"><text:line-break/><text:line-break/></text:span><text:span text:style-name="T4">ＩＢＭ、蘋果、微軟、</text:span><text:span text:style-name="T6">Google</text:span><text:span text:style-name="T4">、ＦＢ等產品都有後門、資安風險，為什麼人渣政府不禁止？</text:span><text:span text:style-name="T6"><text:line-break/><text:line-break/></text:span><text:span text:style-name="T4">因為人渣黨的執政政策就是「仇中反華跪舔歐美日」！！</text:span><text:span text:style-name="T6"><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6"><text:span text:style-name="T4">教育部下令禁用遠距軟體</text:span><text:span text:style-name="T6">ZOOM </text:span><text:span text:style-name="T4">大學：措手不及</text:span><text:span text:style-name="T6"><text:line-break/><text:line-break/>2020-04-08 10:57 </text:span><text:span text:style-name="T4">聯合報</text:span><text:span text:style-name="T6"><text:s/>/ </text:span><text:span text:style-name="T4">記者章凱閎／台北即時報導</text:span><text:span text:style-name="T6"><text:line-break/><text:line-break/><text:line-break/></text:span><text:span text:style-name="T4">因應新冠肺炎疫情，公私部門開啟遠距工作，但行政院昨天一聲令下，指視訊軟體</text:span><text:span text:style-name="T6">ZOOM</text:span><text:span text:style-name="T4">有資安漏洞，將全面禁用；教育部也已轉知各級學校停用</text:span><text:span text:style-name="T6">ZOOM</text:span><text:span text:style-name="T4">。但有大學表示，教師換一套教學軟體，不是換一家餐廳吃飯這麼簡單，需時間調適，官方禁令來得措手不及。</text:span><text:span text:style-name="T6"><text:line-break/><text:line-break/></text:span><text:span text:style-name="T4">台師大因有一名大四生確診新冠肺炎，全校本周起至</text:span><text:span text:style-name="T6">17</text:span><text:span text:style-name="T4">日前的課程全數採遠距授課。台師大教務長陳昭珍表示，教師換一套教學軟體，不是換一家餐廳吃飯這麼簡單。</text:span><text:span text:style-name="T6"><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6">ZOOM</text:span><text:span text:style-name="T4">的資安問題或許可透過配套措施解決，例如強化加密等，盼有兼顧資安及師生互動學習品質的作法。</text:span><text:span text:style-name="T6"><text:line-break/><text:line-break/></text:span><text:span text:style-name="T4">台大本周起百人以上大型課程也改為視訊授課。台大表示，已把教育部函文轉達各院系，目前校內視訊會議都以</text:span><text:span text:style-name="T6">U Meeting</text:span><text:span text:style-name="T4">進行。但據了解，台大教授對禁用</text:span><text:span text:style-name="T6">ZOOM</text:span><text:span text:style-name="T4">持不同意見。</text:span><text:span text:style-name="T6"><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6"><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6">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7"><text:span text:style-name="T4">請問各位：人渣黨這些狗官有法律依據可以禁止老師和學生使用</text:span><text:span text:style-name="T6"><text:s/>ZOOM </text:span><text:span text:style-name="T4">來授課嗎？它媽的如果不鳥狗官是會怎樣？抓去關嗎？</text:span><text:span text:style-name="T6"><text:line-break/><text:line-break/></text:span><text:span text:style-name="T4">陳真</text:span><text:span text:style-name="T6"><text:s/>2020. 04.08.<text:line-break/><text:line-break/>====================<text:line-break/></text:span><text:span text:style-name="T4">教部禁用</text:span><text:span text:style-name="T6">Zoom </text:span><text:span text:style-name="T4">高中老師激憤：教學哪來資安問題？</text:span><text:span text:style-name="T6"><text:line-break/><text:line-break/>2020-04-07<text:line-break/><text:line-break/></text:span><text:span text:style-name="T4">聯合報</text:span><text:span text:style-name="T6"><text:s/>/ </text:span><text:span text:style-name="T4">記者黃寅</text:span><text:span text:style-name="T6">/</text:span><text:span text:style-name="T4">台中即時報導</text:span><text:span text:style-name="T6"><text:line-break/><text:line-break/></text:span><text:span text:style-name="T4">教育部今下令各級學校全面禁用</text:span><text:span text:style-name="T6">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6"><text:line-break/><text:line-break/></text:span><text:span text:style-name="T4">教育部今在網站上公告禁止使用</text:span><text:span text:style-name="T6">Zoom</text:span><text:span text:style-name="T4">，要求各級學校「將原先置放於本部教育雲『線上教學</text:span><text:span text:style-name="T10">便利包』</text:span><text:span text:style-name="T6">Zoom</text:span><text:span text:style-name="T4">相關使用</text:span><text:span text:style-name="T10">說明文件全面移除。」許多接到消息的老師一片譁然，幾個全國高中職老師和</text:span><text:span text:style-name="T4">教務主任的賴群組裡更是罵聲一片。</text:span><text:span text:style-name="T6"><text:line-break/><text:line-break/></text:span><text:span text:style-name="T4">一位高中老師說：「個人只是一個小小的教師兼職主任，要做的事包山包海，</text:span><text:span text:style-name="T6">....</text:span><text:span text:style-name="T4">學校端資訊教師有限，才好不容易做完全校師生實體演練與家長聯繫，現在又說禁止使用</text:span><text:span text:style-name="T6">Zoom</text:span><text:span text:style-name="T4">。上級機構擁有最多人才與資源，可否請為國家的教育培育政策思考縝密後才宣布，朝令夕改，絕非良策！」</text:span><text:span text:style-name="T6"><text:line-break/><text:line-break/></text:span><text:span text:style-name="T4">一名高中教務主任說：「這樣以後難立信於老師們了，老師以後可能遇事『看著辦』，我們更難推動」。</text:span><text:span text:style-name="T6"><text:line-break/><text:line-break/></text:span><text:span text:style-name="T4">另名老師也哀嘆：「好累～全校教師都受訓完，學生也教完～結果～打掉重練」還有人則驚訝說：「我們已經都讓老師們研習和開好課程完畢，又要再重來</text:span><text:span text:style-name="T6">....</text:span><text:span text:style-name="T11">😭</text:span><text:span text:style-name="T4">」。</text:span><text:span text:style-name="T6"><text:line-break/><text:line-break/></text:span><text:span text:style-name="T4">陳姓高中老師說，經營</text:span><text:span text:style-name="T6">Zoom</text:span><text:span text:style-name="T4">的老闆雖來自大陸，但已歸化美國籍，難道就因為有立委在立法院提出質詢，大家就必須全盤推翻原有的做法嗎？他說，</text:span><text:span text:style-name="T6">Zoom</text:span><text:span text:style-name="T4">免費、好用，而且國外大學都還主動把課程放上網路公開，國內各級學校的教學又有什麼好隱藏的，更令人想不透有何資安問題？</text:span><text:span text:style-name="T6"><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6"><text:span text:style-name="T4">上個月</text:span><text:span text:style-name="T6">(</text:span><text:span text:style-name="T4">三月</text:span><text:span text:style-name="T6">)</text:span><text:span text:style-name="T4">下旬，所謂「外交部」網站上說，台灣「援贈友邦巴拉圭百萬防疫口罩」。有人看到這訊息後，在</text:span><text:span text:style-name="T6">LINE</text:span><text:span text:style-name="T4">或臉書寫了些字，對此提出批評說台灣自己口罩都不夠用了，怎麼還拿去送人？</text:span><text:span text:style-name="T6"><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6"><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6"><text:line-break/><text:line-break/></text:span><text:span text:style-name="T4">這類罪名，請問跟蔣家年代有何不同？這些欺壓百姓之事，請問大家看了有何想法？他媽的這個人渣黨真是卑劣無恥到極點。</text:span><text:span text:style-name="T6"><text:line-break/><text:line-break/></text:span><text:span text:style-name="T4">昨天，有人製作了一段影片，我不知道是不是底下這一個？</text:span><text:span text:style-name="T6"><text:line-break/><text:line-break/></text:span><text:a xlink:type="simple" xlink:href="https://bit.ly/2x0NMSx"><text:span text:style-name="T8">https://bit.ly/2x0NMSx</text:span></text:a><text:span text:style-name="T6">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6"><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6"><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6"><text:line-break/><text:line-break/></text:span><text:span text:style-name="T4">人渣黨說，這位網友的作票質疑，「將使民眾對於政府選務部門失去信心，嚴重撕裂族群，使社會大眾產生對立</text:span><text:span text:style-name="T6"><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6"><text:line-break/><text:line-break/></text:span><text:span text:style-name="T4">更離譜的是統派女俠黃智賢的遭遇</text:span><text:span text:style-name="T6"><text:s/>(</text:span><text:span text:style-name="T4">雖然我並不是很認同她所高舉的民族主義精神</text:span><text:span text:style-name="T6">)</text:span><text:span text:style-name="T4">。她前天在臉書上寫說：「台灣出現社區感染，是不是因為你</text:span><text:span text:style-name="T6"><text:s/>(</text:span><text:span text:style-name="T4">衛福部長陳時中</text:span><text:span text:style-name="T6">) </text:span><text:span text:style-name="T4">裝睡？」。竟然因為這樣一句話被警方約談，並威脅若不到案接受偵訊便拘提，說她「散播不實謠言」，面臨三年以下有期徒刑、拘役或三百萬元以下罰金。</text:span><text:span text:style-name="T6"><text:line-break/><text:line-break/></text:span><text:span text:style-name="T4">類似上述例子，這兩年來罄竹難書。如果這樣批評兩句就要被抓去關，那麼，人渣黨之惡行，豈不是應該全黨槍斃一百萬遍才有天理？</text:span><text:span text:style-name="T6"><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6"><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6"><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6"><text:span text:style-name="T4">生物武器：一個更陰暗的未來</text:span><text:span text:style-name="T6">(13)<text:line-break/><text:line-break/></text:span><text:span text:style-name="T4">陳真</text:span><text:span text:style-name="T6">2020. 04. 06.<text:line-break/><text:line-break/><text:line-break/></text:span><text:span text:style-name="T4">美國官方及其主流媒體走狗們，差不多是</text:span><text:span text:style-name="T6">2006</text:span><text:span text:style-name="T4">年，也就是侵略伊拉克三年後，才開始慢慢一點一滴、半推半就地承認過去有關伊拉克擁有生化武器的諸多指控全是謊言。</text:span><text:span text:style-name="T6"><text:line-break/><text:line-break/></text:span><text:span text:style-name="T4">我這樣講，其實並不精確。事實上，美國連這樣的「事後誠實」也沒有，它始終沒有認錯。幫忙散播謠言的主流媒體也沒有。</text:span><text:span text:style-name="T6"><text:line-break/><text:line-break/></text:span><text:span text:style-name="T4">不管是美國官方或主流媒體，他們始終沒有承認說「對！我就是說謊。我當時就是在聯合國大會上故意拿洗衣粉假裝是什麼炭疽桿菌粉末來欺騙大家」。</text:span><text:span text:style-name="T6"><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6"><text:line-break/><text:line-break/></text:span><text:span text:style-name="T4">這樣各位懂嗎？也就是說，把密謀十年以上的侵略計畫與精心設計的無數謊言，完全淡化成一場無心的誤會與資訊失誤。</text:span><text:span text:style-name="T6"><text:line-break/><text:line-break/></text:span><text:span text:style-name="T4">舉個例，美軍佔領伊拉克大約三周年，</text:span><text:span text:style-name="T6">2006</text:span><text:span text:style-name="T4">年</text:span><text:span text:style-name="T6">4</text:span><text:span text:style-name="T4">月</text:span><text:span text:style-name="T6">12</text:span><text:span text:style-name="T4">日的華盛頓郵報指出：美國和英國的國防情報部門聯合派駐伊拉克的生化武器專家團，老早在</text:span><text:span text:style-name="T6">2003</text:span><text:span text:style-name="T4">年</text:span><text:span text:style-name="T6">5</text:span><text:span text:style-name="T4">月就已經排除所謂「死亡露營車」</text:span><text:span text:style-name="T6">(Winnebagos of death) (</text:span><text:span text:style-name="T4">亦即流動性化武實驗室</text:span><text:span text:style-name="T6">)</text:span><text:span text:style-name="T4">的各種所謂證據，並於</text:span><text:span text:style-name="T6">5</text:span><text:span text:style-name="T4">月</text:span><text:span text:style-name="T6">27</text:span><text:span text:style-name="T4">日出具詳細報告，指出所謂「死亡露營車」不過就是一些跟食品檢驗有關的車子，或是一些氣象汽球的充氣裝置等等。</text:span><text:span text:style-name="T6"><text:line-break/><text:line-break/></text:span><text:span text:style-name="T4">但是，</text:span><text:span text:style-name="T6">2003</text:span><text:span text:style-name="T4">年</text:span><text:span text:style-name="T6">5</text:span><text:span text:style-name="T4">月</text:span><text:span text:style-name="T6">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6">(ignored)</text:span><text:span text:style-name="T4">。他媽的這叫做「忽略」嗎？這就像人渣黨利用總統專機走私一樣，他不說走私，而叫「超帶」。</text:span><text:span text:style-name="T6"><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6"><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6"><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6"><text:line-break/><text:line-break/></text:span><text:a xlink:type="simple" xlink:href="https://bit.ly/3aLBMmm"><text:span text:style-name="T8">https://bit.ly/3aLBMmm</text:span></text:a><text:span text:style-name="T6"><text:line-break/><text:line-break/></text:span><text:span text:style-name="T4">這樣一種「尚待繼續努力」的艱難任務，其實早在一開始就埋下伏筆。</text:span><text:span text:style-name="T6">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6"><text:line-break/><text:line-break/></text:span><text:span text:style-name="T4">「死亡露營車」</text:span><text:span text:style-name="T6">(Winnebagos of death) </text:span><text:span text:style-name="T4">這個當年熱門的驚悚辭彙是怎麼來的呢？如我上一篇所說，就是因為這位</text:span><text:span text:style-name="T6">Richard Spertzel </text:span><text:span text:style-name="T4">所提出的一個說法，指控伊拉克擁有「分隔化」</text:span><text:span text:style-name="T6">(</text:span><text:span text:style-name="T4">即小型化</text:span><text:span text:style-name="T6">) </text:span><text:span text:style-name="T4">化武能力。如他自己所說，這意味著「你不但必須同時查緝伊拉克的每一棟房子，也必須查緝伊拉克的每一輛車子」，才有可能找到伊拉克擁有生化武器的證據。</text:span><text:span text:style-name="T6"><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6">   <text:line-break/><text:line-break/></text:span><text:a xlink:type="simple" xlink:href="https://bit.ly/3aKalcL"><text:span text:style-name="T8">https://bit.ly/3aKalcL</text:span></text:a><text:span text:style-name="T6"><text:line-break/><text:line-break/></text:span><text:span text:style-name="T4">大家聽懂我在說什麼嗎？美國及其主流媒體與無良專家們，不但撒謊，而且圓謊的方式非常厲害且微妙，操弄世人於股掌之上。</text:span><text:span text:style-name="T6"><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6"><text:line-break/><text:line-break/>2003</text:span><text:span text:style-name="T4">年</text:span><text:span text:style-name="T6">2</text:span><text:span text:style-name="T4">月</text:span><text:span text:style-name="T6">5</text:span><text:span text:style-name="T4">日，美國國務卿</text:span><text:span text:style-name="T6">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6"><text:line-break/><text:line-break/></text:span><text:span text:style-name="T4">就如《</text:span><text:span text:style-name="T6">Global Security</text:span><text:span text:style-name="T4">》這篇文章所說：「流動性化武實驗室的說法，正是美國發動侵伊戰爭的一個基本根據。」</text:span><text:span text:style-name="T6"><text:line-break/><text:line-break/></text:span><text:a xlink:type="simple" xlink:href="https://bit.ly/3aL8ynF"><text:span text:style-name="T8">https://bit.ly/3aL8ynF</text:span></text:a><text:span text:style-name="T6"><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6"><text:line-break/><text:line-break/></text:span><text:span text:style-name="T4">除了瞎掰「死亡露營車」或「死亡休旅車」之外，英、美兩國還聯手瞎掰「死亡無人機」</text:span><text:span text:style-name="T6">(drones of death)</text:span><text:span text:style-name="T4">的說法。比方說，早在侵略伊拉克戰爭前一年，英、美、澳等主流媒體，就開始不斷用「死亡無人機」來煽動世人對於伊拉克的恐懼，比方說，</text:span><text:span text:style-name="T6">2002</text:span><text:span text:style-name="T4">年</text:span><text:span text:style-name="T6">9</text:span><text:span text:style-name="T4">月</text:span><text:span text:style-name="T6">6</text:span><text:span text:style-name="T4">日的《紐約時報》寫著：「伊拉克海珊擁有一系列野蠻殘忍的武器可供使用，其中包括『死亡無人機』的研發最為殘忍，它將發射毀滅性的化學武器與生物武器。」</text:span><text:span text:style-name="T6"><text:line-break/><text:line-break/></text:span><text:span text:style-name="T4">其實，早在九零年代、第一次波灣戰爭後，西方妖魔化伊拉克的宣傳就不曾一天停止過。舉個例，</text:span><text:span text:style-name="T6">1998</text:span><text:span text:style-name="T4">年</text:span><text:span text:style-name="T6">12</text:span><text:span text:style-name="T4">月</text:span><text:span text:style-name="T6">19</text:span><text:span text:style-name="T4">日英國的</text:span><text:span text:style-name="T6">BBC</text:span><text:span text:style-name="T4">如此報導所謂「死亡無人機」</text:span><text:span text:style-name="T6">(drones of death)</text:span><text:span text:style-name="T4">：</text:span><text:span text:style-name="T6"><text:line-break/><text:line-break/></text:span><text:a xlink:type="simple" xlink:href="https://bbc.in/3bQ7UW0"><text:span text:style-name="T8">https://bbc.in/3bQ7UW0</text:span></text:a><text:span text:style-name="T6">  <text:line-break/><text:line-break/></text:span><text:span text:style-name="T4">「英國國防部長</text:span><text:span text:style-name="T6"><text:s/>(</text:span><text:span text:style-name="T4">日後擔任北約祕書長</text:span><text:span text:style-name="T6">) </text:span><text:span text:style-name="T4">在記者會中表示，海珊將發展攜帶生化武器的死亡無人機，足以攜帶三百公升的炭疽桿菌，迅速殺死數百萬人。英國政府並表示，此一『恐怖武器』的發展能力，已遭到英軍的重創。」</text:span><text:span text:style-name="T6"><text:line-break/><text:line-break/></text:span><text:span text:style-name="T4">絕大多數人一定都會以為美軍</text:span><text:span text:style-name="T6">2003</text:span><text:span text:style-name="T4">年侵略伊拉克是在</text:span><text:span text:style-name="T6">2001</text:span><text:span text:style-name="T4">年的</text:span><text:span text:style-name="T6"><text:s/>911</text:span><text:span text:style-name="T4">事件之後才開始布局，其實全然錯誤。美國及英國老早在</text:span><text:span text:style-name="T6">1991</text:span><text:span text:style-name="T4">年就不斷入侵伊拉克，天天轟炸，照三餐打，但是媒體完全消音。就這樣轟炸了十二年，旨在消滅伊拉克中東首屈一指的空軍實力，為</text:span><text:span text:style-name="T6">2003</text:span><text:span text:style-name="T4">年的地面入侵鋪路。</text:span><text:span text:style-name="T6"><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6"><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7"><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6"><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6"><text:line-break/><text:line-break/></text:span><text:span text:style-name="T4">儘管歐美地區疫情嚴峻，仍然未停止抹黑中國。不過關注這麼久的國外疫情，總算看到一個西方官員講點人話，這人是加拿大衛生部長</text:span><text:span text:style-name="T6">Patty Hajdu</text:span><text:span text:style-name="T4">。</text:span><text:span text:style-name="T6"><text:line-break/><text:line-break/></text:span><text:a xlink:type="simple" xlink:href="https://streamable.com/htlbuu"><text:span text:style-name="T8">https://streamable.com/htlbuu</text:span></text:a><text:span text:style-name="T6"><text:line-break/><text:line-break/></text:span><text:span text:style-name="T4">她在</text:span><text:span text:style-name="T6">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6"><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7"><text:span text:style-name="T6">Xuan-wei</text:span><text:span text:style-name="T4">好，我人在外地，沒法用電腦，只能用手機簡單回覆</text:span><text:span text:style-name="T6">:<text:line-break/><text:line-break/>1</text:span><text:span text:style-name="T4">，</text:span><text:span text:style-name="T6">2004</text:span><text:span text:style-name="T4">年，美國都還佔領得如火如荼，謊言陸續散播中，直到幾年後，人們淡忘了，才慢慢半推半就地承認一切都是撒謊，把責任推給伊拉克的走狗們及</text:span><text:span text:style-name="T6">CIA</text:span><text:span text:style-name="T4">。</text:span><text:span text:style-name="T6"><text:line-break/><text:line-break/>2</text:span><text:span text:style-name="T4">，如果我沒記錯，</text:span><text:span text:style-name="T6">Richard Spertzel</text:span><text:span text:style-name="T4">在</text:span><text:span text:style-name="T6">2016</text:span><text:span text:style-name="T4">年過世。如果他或美國政府到現在還說伊拉克有化武甚至有分隔化的小型化武實驗室，我也不意外。我跟你說，這些人講話是這樣，跟民進黨很像</text:span><text:span text:style-name="T6">:<text:line-break/><text:line-break/></text:span><text:span text:style-name="T4">他早上講這樣，晚上可能就變了</text:span><text:span text:style-name="T6">;</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6">;</text:span><text:span text:style-name="T4">類似一種上班的概念。你看島內檯面上目前幾乎所有所謂臺獨，哪一個不是一種上班概念的臺獨？白天喊一喊臺獨，晚上就不獨了，喊出祖國英明都有可能。</text:span><text:span text:style-name="T6"><text:line-break/><text:line-break/>3</text:span><text:span text:style-name="T4">，事實上，</text:span><text:span text:style-name="T6">Richard Spertzel</text:span><text:span text:style-name="T4">在推銷他的分隔化言論時，面對詢問，他說美國還沒有成熟發展出小型化核武的能力。</text:span><text:span text:style-name="T6"><text:line-break/><text:line-break/></text:span><text:span text:style-name="T4">這很荒唐吧，伊拉克的化武能力居然超越了他的技術指導者。</text:span><text:span text:style-name="T6"><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6"><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9"><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2">〉</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9">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9">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6"><text:span text:style-name="T4">生物武器：一個更陰暗的未來</text:span><text:span text:style-name="T6">(12)<text:line-break/><text:line-break/></text:span><text:span text:style-name="T4">陳真</text:span><text:span text:style-name="T6">2020. 04. 01.<text:line-break/><text:line-break/><text:line-break/></text:span><text:span text:style-name="T4">在「生物武器：一個更陰暗的未來</text:span><text:span text:style-name="T6"><text:s/>(7)</text:span><text:span text:style-name="T4">」裏，我寫著：</text:span><text:span text:style-name="T6"><text:line-break/><text:line-break/></text:span><text:span text:style-name="T4">「美軍發動戰爭入侵伊拉克期間，西方媒體每天斗大標題寫著</text:span><text:span text:style-name="T6">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6"><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6"><text:line-break/><text:line-break/></text:span><text:span text:style-name="T13">●</text:span><text:span text:style-name="T6"><text:s/></text:span><text:span text:style-name="T4">找到了！找到了！</text:span><text:span text:style-name="T6"><text:line-break/><text:line-break/></text:span><text:span text:style-name="T4">打從</text:span><text:span text:style-name="T6"><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6"><text:s/>Richard Spertzel</text:span><text:span text:style-name="T4">卻力排眾議說：伊拉克擁有生化武器乃是「毋庸置疑」，大家之所以找不到化武實驗室與發射裝置是因為伊拉克政府把生化武器給「分隔化」</text:span><text:span text:style-name="T6">(compartmentalized) </text:span><text:span text:style-name="T4">了，簡單說就是小型化。他說，只要一輛休旅車就足以成為一個「流動性的」化武實驗室。</text:span><text:span text:style-name="T6"><text:line-break/><text:line-break/></text:span><text:span text:style-name="T4">這位美國的細菌武器研發專家</text:span><text:span text:style-name="T6">Richard Spertzel</text:span><text:span text:style-name="T4">，事實上也參與了戰前伊拉克的化武調查團，過去並曾經以聯合國首席武檢官的身份在伊拉克待了四年</text:span><text:span text:style-name="T6"><text:s/>(1994-1998 </text:span><text:span text:style-name="T4">年</text:span><text:span text:style-name="T6">)</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6"><text:line-break/><text:line-break/>2003</text:span><text:span text:style-name="T4">年，在毫無證據下，美國就是以</text:span><text:span text:style-name="T6">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6"><text:s/>(</text:span><text:span text:style-name="T4">其實是麵粉</text:span><text:span text:style-name="T6">) </text:span><text:span text:style-name="T4">的倉庫或小貨車，一會兒又說發現什麼裝設「可疑」瓦斯爐的流動推車</text:span><text:span text:style-name="T6"><text:s/>(</text:span><text:span text:style-name="T4">其實是軍隊煮飯煎蛋的餐車</text:span><text:span text:style-name="T6">)</text:span><text:span text:style-name="T4">，遺留在被美軍轟炸得稀巴爛的伊拉克軍隊現場</text:span><text:span text:style-name="T6">...<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6"><text:line-break/><text:line-break/></text:span><text:span text:style-name="T4">至於這位一輩子為美國推動細菌武器研發的</text:span><text:span text:style-name="T6"><text:s/>Spertzel</text:span><text:span text:style-name="T4">，大名鼎鼎，是個微生物學家，是美國研發生物武器史上最主要的核心人物之一，同時也是</text:span><text:span text:style-name="T6">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6"><text:s/>Iraqi National Congress </text:span><text:span text:style-name="T4">及</text:span><text:span text:style-name="T6">CIA</text:span><text:span text:style-name="T4">諸多假情報的誤導。</text:span><text:span text:style-name="T6"><text:line-break/><text:line-break/>Iraqi National Congress </text:span><text:span text:style-name="T4">就是美國在第一次波灣戰爭後隔年</text:span><text:span text:style-name="T6"><text:s/>(1992</text:span><text:span text:style-name="T4">年</text:span><text:span text:style-name="T6">)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6"><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6">Ahmed Chalabi</text:span><text:span text:style-name="T4">，後來掌管伊拉克石油大權，擔任石油部長，並隨即出任伊拉克副總理。</text:span><text:span text:style-name="T6"><text:line-break/><text:line-break/></text:span><text:span text:style-name="T13">●</text:span><text:span text:style-name="T6"><text:s/></text:span><text:span text:style-name="T4">這回真的找到了！</text:span><text:span text:style-name="T6"><text:line-break/><text:line-break/>2003</text:span><text:span text:style-name="T4">年</text:span><text:span text:style-name="T6">5</text:span><text:span text:style-name="T4">月</text:span><text:span text:style-name="T6">28</text:span><text:span text:style-name="T4">日，也就是美軍入侵佔領伊拉克的隔月，英國《衛報》發表了一篇調查報導，標題諷刺性地寫著：「終於！美軍終於找到生化武器了！」不過，它還有個副標寫著「是在美國馬里蘭州找到！」</text:span><text:span text:style-name="T6"><text:line-break/><text:line-break/></text:span><text:a xlink:type="simple" xlink:href="https://bit.ly/2QUyftY"><text:span text:style-name="T8">https://bit.ly/2QUyftY</text:span></text:a><text:span text:style-name="T6">  <text:line-break/><text:line-break/></text:span><text:span text:style-name="T4">該報導所指的發現大規模殺傷武器的地點，就是當時</text:span><text:span text:style-name="T6"><text:s/>(2001</text:span><text:span text:style-name="T4">年</text:span><text:span text:style-name="T6">) </text:span><text:span text:style-name="T4">準備重新啟用、位於馬里蘭州的美軍</text:span><text:span text:style-name="T6"><text:s/>Fort Detrick </text:span><text:span text:style-name="T4">生物武器實驗室。經過兩年</text:span><text:span text:style-name="T6"><text:s/>(2001</text:span><text:span text:style-name="T4">年到</text:span><text:span text:style-name="T6"><text:s/>2003</text:span><text:span text:style-name="T4">年</text:span><text:span text:style-name="T6">) </text:span><text:span text:style-name="T4">的挖掘與清理，竟然陸續找到高達兩千多公噸的各種恐怖病原體，包括天花病毒、肉毒桿菌、炭疽桿菌、</text:span><text:span text:style-name="T6">Brucella melitensis (</text:span><text:span text:style-name="T4">梅里特布魯氏菌，可引起類似感冒症狀的布氏桿菌病</text:span><text:span text:style-name="T6">--Brucellosis)</text:span><text:span text:style-name="T4">，以及引發肺炎的</text:span><text:span text:style-name="T6"><text:s/>Klebsiella (</text:span><text:span text:style-name="T4">克雷伯氏菌屬</text:span><text:span text:style-name="T6">)</text:span><text:span text:style-name="T4">等等等。</text:span><text:span text:style-name="T6"><text:line-break/><text:line-break/></text:span><text:span text:style-name="T4">除了病毒與細菌外，竟然還找到各種化學武器，包括美軍在越戰中噴灑了至少九萬多公噸的橙劑</text:span><text:span text:style-name="T6"><text:s/>(agent orange)</text:span><text:span text:style-name="T4">。根據美國哥倫比亞大學公衛政策與管理學系教授</text:span><text:span text:style-name="T6"> Jeanne Stellman </text:span><text:span text:style-name="T4">的幾篇研究，例如</text:span><text:span text:style-name="T6">2018</text:span><text:span text:style-name="T4">年</text:span><text:span text:style-name="T6">5</text:span><text:span text:style-name="T4">月發表於《美國公衛期刊》</text:span><text:span text:style-name="T6">(American Journal of Public Health)</text:span><text:span text:style-name="T4">的論文估計，越戰中，約有兩百多萬至四百八十萬越南人曝露於美軍的橙劑毒害中，受到各種不同程度的傷害。：</text:span><text:span text:style-name="T6"><text:line-break/><text:line-break/></text:span><text:a xlink:type="simple" xlink:href="https://bit.ly/2R0rqHu"><text:span text:style-name="T8">https://bit.ly/2R0rqHu</text:span></text:a><text:span text:style-name="T6"><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6"><text:s/>(</text:span><text:span text:style-name="T4">例如帕金森氏症</text:span><text:span text:style-name="T6">)</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6"><text:line-break/><text:line-break/></text:span><text:span text:style-name="T4">橙劑新生兒症狀：</text:span><text:span text:style-name="T6"><text:line-break/><text:line-break/></text:span><text:a xlink:type="simple" xlink:href="https://bit.ly/2UBuoo8"><text:span text:style-name="T8">https://bit.ly/2UBuoo8</text:span></text:a><text:span text:style-name="T6"><text:line-break/><text:line-break/></text:span><text:span text:style-name="T4">你可以在上面這個「美國退伍軍人協會」</text:span><text:span text:style-name="T6">(United States Department of Veterans Affairs</text:span><text:span text:style-name="T4">，簡稱</text:span><text:span text:style-name="T6"><text:s/>VA) </text:span><text:span text:style-name="T4">的網站上找到一些相關病變資料。</text:span><text:span text:style-name="T6"> <text:line-break/><text:line-break/></text:span><text:span text:style-name="T4">以下是幾張照片，很多橙劑新生兒完全沒有眼睛或眼睛爆出：</text:span><text:span text:style-name="T6"><text:line-break/><text:line-break/></text:span><text:a xlink:type="simple" xlink:href="https://bit.ly/2WVPz5P"><text:span text:style-name="T8">https://bit.ly/2WVPz5P</text:span></text:a><text:span text:style-name="T6"> <text:line-break/><text:line-break/></text:span><text:a xlink:type="simple" xlink:href="https://bit.ly/2yqWl9p"><text:span text:style-name="T8">https://bit.ly/2yqWl9p</text:span></text:a><text:span text:style-name="T6"> <text:line-break/><text:line-break/></text:span><text:span text:style-name="T4">根據越南官方統計，戰爭期間，約有三百多萬人罹癌或其它病變與腦傷</text:span><text:span text:style-name="T6"><text:s/>(</text:span><text:span text:style-name="T4">其中多數為兒童</text:span><text:span text:style-name="T6">)</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6">   <text:line-break/><text:line-break/></text:span><text:span text:style-name="T4">半島電視台報導：</text:span><text:span text:style-name="T6"><text:line-break/><text:line-break/></text:span><text:a xlink:type="simple" xlink:href="https://bit.ly/2UBZ7kV"><text:span text:style-name="T8">https://bit.ly/2UBZ7kV</text:span></text:a><text:span text:style-name="T6"><text:line-break/><text:line-break/></text:span><text:span text:style-name="T4">半島電視台系列影片：</text:span><text:span text:style-name="T6"><text:line-break/><text:line-break/></text:span><text:a xlink:type="simple" xlink:href="https://bit.ly/2UzwiWg"><text:span text:style-name="T8">https://bit.ly/2UzwiWg</text:span></text:a><text:span text:style-name="T6"><text:line-break/><text:line-break/></text:span><text:a xlink:type="simple" xlink:href="https://bit.ly/2UTbNCT"><text:span text:style-name="T8">https://bit.ly/2UTbNCT</text:span></text:a><text:span text:style-name="T6"><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6"><text:s/>(</text:span><text:span text:style-name="T4">特別是毒害較嚴重的南越</text:span><text:span text:style-name="T6">) </text:span><text:span text:style-name="T4">的母乳中，發現極高濃度的戴奧辛成份。</text:span><text:span text:style-name="T6"><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6"><text:line-break/><text:line-break/></text:span><text:span text:style-name="T4">喝下橙劑幾毫升便足以致人於死，更何況短短六年內</text:span><text:span text:style-name="T6"><text:s/>(1965</text:span><text:span text:style-name="T4">至</text:span><text:span text:style-name="T6">1971</text:span><text:span text:style-name="T4">年</text:span><text:span text:style-name="T6">) </text:span><text:span text:style-name="T4">漫天灑下九萬公噸的巨量，瘋狂灑遍整個越南，高達三千一百八十一個村落受害，摧毀兩百多萬公頃</text:span><text:span text:style-name="T6"><text:s/>(</text:span><text:span text:style-name="T4">即兩萬多平方公里</text:span><text:span text:style-name="T6">) </text:span><text:span text:style-name="T4">的森林。後來，在國際輿論壓力下，美國才停止。有些當年的噴灑熱點地區，直到四十年後，仍然可以檢驗出超標高達數百倍的致死性戴奧辛濃度。</text:span><text:span text:style-name="T6"> <text:line-break/><text:line-break/></text:span><text:span text:style-name="T4">我常感到很納悶很可悲，為什麼會有人泯滅人性到這種地步？美國人是不是根本不把別人當人看？這是在打仗嗎？這根本就是種族滅絕的行徑。</text:span><text:span text:style-name="T6"><text:line-break/><text:line-break/></text:span><text:span text:style-name="T4">除了橙劑外，</text:span><text:span text:style-name="T6">Fort Detrick </text:span><text:span text:style-name="T4">現場還挖出有「毒劑之王」之稱的芥子氣液體毒劑等。預計還得再挖四年</text:span><text:span text:style-name="T6"><text:s/>(</text:span><text:span text:style-name="T4">亦即挖到</text:span><text:span text:style-name="T6">2007</text:span><text:span text:style-name="T4">年</text:span><text:span text:style-name="T6">) </text:span><text:span text:style-name="T4">也許才能清理乾淨。</text:span><text:span text:style-name="T6">  <text:line-break/><text:line-break/></text:span><text:span text:style-name="T4">底下有幾張橙劑受害者照片，真的是相當可悲。中間那張是美軍噴灑橙劑的分布地圖，遍及整個越南：</text:span><text:span text:style-name="T6"><text:line-break/><text:line-break/></text:span><text:a xlink:type="simple" xlink:href="https://bit.ly/2QYR7Ib"><text:span text:style-name="T8">https://bit.ly/2QYR7Ib</text:span></text:a><text:span text:style-name="T6">   <text:line-break/><text:line-break/></text:span><text:span text:style-name="T4">底下仍是一些橙劑兒童照片。看這些照片很令人難受，不過，還是懇求各位仔細看看，看進心裏去。</text:span><text:span text:style-name="T6"><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6"><text:line-break/><text:line-break/></text:span><text:span text:style-name="T4">我亦常感無奈，不知道那些整天歌頌美國什麼民主自由與人權的人，究竟幾時才願意摸著良心說話？</text:span><text:span text:style-name="T6"><text:line-break/><text:line-break/></text:span><text:span text:style-name="T4">照片：</text:span><text:a xlink:type="simple" xlink:href="https://bit.ly/2JswC2A"><text:span text:style-name="T8">https://bit.ly/2JswC2A</text:span></text:a><text:span text:style-name="T6"><text:line-break/><text:line-break/></text:span><text:span text:style-name="T4">照片：</text:span><text:a xlink:type="simple" xlink:href="https://bit.ly/39GXdDz"><text:span text:style-name="T8">https://bit.ly/39GXdDz</text:span></text:a><text:span text:style-name="T6"><text:line-break/><text:line-break/></text:span><text:span text:style-name="T4">照片：</text:span><text:a xlink:type="simple" xlink:href="https://bit.ly/343vzj4"><text:span text:style-name="T8">https://bit.ly/343vzj4</text:span></text:a><text:span text:style-name="T6"><text:line-break/><text:line-break/></text:span><text:span text:style-name="T4">照片：</text:span><text:a xlink:type="simple" xlink:href="https://bit.ly/2X3Mu3x"><text:span text:style-name="T8">https://bit.ly/2X3Mu3x</text:span></text:a><text:span text:style-name="T6"><text:s/>(</text:span><text:span text:style-name="T4">按右側箭頭輪播</text:span><text:span text:style-name="T6">)<text:line-break/><text:line-break/></text:span><text:span text:style-name="T4">照片：</text:span><text:a xlink:type="simple" xlink:href="https://bit.ly/2UQSzxI"><text:span text:style-name="T8">https://bit.ly/2UQSzxI</text:span></text:a><text:span text:style-name="T6"><text:line-break/><text:line-break/></text:span><text:span text:style-name="T4">影片：</text:span><text:a xlink:type="simple" xlink:href="http://shorturl.at/diux1"><text:span text:style-name="T8">shorturl.at/diux1</text:span></text:a><text:span text:style-name="T6">   <text:line-break/><text:line-break/></text:span><text:span text:style-name="T4">回到</text:span><text:span text:style-name="T6">Fort Detrick </text:span><text:span text:style-name="T4">實驗室的主題。</text:span><text:span text:style-name="T6"><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6">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6"><text:line-break/><text:line-break/></text:span><text:span text:style-name="T4">《衛報》報導說：「就在兩個月前</text:span><text:span text:style-name="T6"><text:s/>(2003</text:span><text:span text:style-name="T4">年</text:span><text:span text:style-name="T6">3</text:span><text:span text:style-name="T4">月</text:span><text:span text:style-name="T6">)</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6"><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6"><text:line-break/><text:line-break/></text:span><text:span text:style-name="T13">●</text:span><text:span text:style-name="T6"><text:s/></text:span><text:span text:style-name="T4">惡名昭彰的</text:span><text:span text:style-name="T6"><text:s/>Fort Detrick <text:line-break/><text:line-break/></text:span><text:span text:style-name="T4">特別令人髮指的是：</text:span><text:span text:style-name="T6">Fort Detrick </text:span><text:span text:style-name="T4">生物武器實驗室建造於</text:span><text:span text:style-name="T6">1943</text:span><text:span text:style-name="T4">年，它的第一批實驗室人員是誰你知道嗎？就是喪心病狂的日軍</text:span><text:span text:style-name="T6">731</text:span><text:span text:style-name="T4">部隊以及納粹醫官，他們都有著各種泯滅人性的人體活體實驗之豐富經歷。</text:span><text:span text:style-name="T6"><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6"><text:line-break/><text:line-break/>Jeffrey A.Lockwood </text:span><text:span text:style-name="T4">是個著名昆蟲學家，美國懷俄明大學</text:span><text:span text:style-name="T6"><text:s/>(University of Wyoming)</text:span><text:span text:style-name="T4">「自然科學與人文學科」的講座教授，對生物武器頗有研究，</text:span><text:span text:style-name="T6">2009</text:span><text:span text:style-name="T4">年寫了一本書叫做《</text:span><text:span text:style-name="T6">Six-Legged Soldiers: Using Insects as Weapons of War</text:span><text:span text:style-name="T4">》</text:span><text:span text:style-name="T6">(</text:span><text:span text:style-name="T4">六隻腳的士兵：以昆蟲做為一種生物武器</text:span><text:span text:style-name="T6">)</text:span><text:span text:style-name="T4">：</text:span><text:span text:style-name="T6"><text:line-break/><text:line-break/></text:span><text:a xlink:type="simple" xlink:href="https://amzn.to/3bC3Nge"><text:span text:style-name="T8">https://amzn.to/3bC3Nge</text:span></text:a><text:span text:style-name="T6"><text:line-break/><text:line-break/>Lockwood</text:span><text:span text:style-name="T4">教授指出：</text:span><text:span text:style-name="T6">Fort Detrick </text:span><text:span text:style-name="T4">生物武器實驗室於二次戰後吸收大量納粹與</text:span><text:span text:style-name="T6">731</text:span><text:span text:style-name="T4">部隊的科學家。</text:span><text:span text:style-name="T6"><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6"><text:s/>(</text:span><text:span text:style-name="T4">觀察人體器官、眼球、腸子如何膨漲爆出體外及人體相關生理反應</text:span><text:span text:style-name="T6">)</text:span><text:span text:style-name="T4">、活體炸藥實驗、大人與幼童之刻意使之感染各種病原體之實驗，藉以研發病毒及細菌等生物武器；某種變態實驗對象甚至包括母子</text:span><text:span text:style-name="T6"><text:s/>(</text:span><text:span text:style-name="T4">說要「觀察母愛」</text:span><text:span text:style-name="T6">)</text:span><text:span text:style-name="T4">，從事各種極其邪惡的活體實驗。</text:span><text:span text:style-name="T6"><text:line-break/><text:line-break/></text:span><text:span text:style-name="T4">底下有些照片，懇請大家仔細看，記住日本人所做的這一切：</text:span><text:span text:style-name="T6"><text:line-break/><text:line-break/></text:span><text:a xlink:type="simple" xlink:href="https://bit.ly/39BZfoG"><text:span text:style-name="T8">https://bit.ly/39BZfoG</text:span></text:a><text:span text:style-name="T6"><text:line-break/><text:line-break/></text:span><text:span text:style-name="T8">https://reurl.cc/b5kL2X</text:span><text:span text:style-name="T6"><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6"><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6"><text:line-break/><text:line-break/></text:span><text:span text:style-name="T4">請你仔細看看這個，請你告訴我如何可能不恨？</text:span><text:span text:style-name="T6"><text:line-break/><text:line-break/></text:span><text:a xlink:type="simple" xlink:href="https://bit.ly/342Cn0o"><text:span text:style-name="T8">https://bit.ly/342Cn0o</text:span></text:a><text:span text:style-name="T6"><text:line-break/><text:line-break/></text:span><text:span text:style-name="T4">請你再仔細看看這個，請你告訴我如何能夠不恨？</text:span><text:span text:style-name="T6"><text:line-break/><text:line-break/></text:span><text:a xlink:type="simple" xlink:href="https://bit.ly/3dXxOcq"><text:span text:style-name="T8">https://bit.ly/3dXxOcq</text:span></text:a><text:span text:style-name="T6"><text:line-break/><text:line-break/></text:span><text:span text:style-name="T4">這些事，實在很不想講。我常說以後有機會再講，但我總是儘可能避而不談。念高一時</text:span><text:span text:style-name="T6"><text:s/>(</text:span><text:span text:style-name="T4">我在台北念高中</text:span><text:span text:style-name="T6">)</text:span><text:span text:style-name="T4">，第一次自己寫傳單，自己一個人在我高一住的地方</text:span><text:span text:style-name="T6"><text:s/>(</text:span><text:span text:style-name="T4">台北西門町</text:span><text:span text:style-name="T6">) </text:span><text:span text:style-name="T4">發自己寫的傳單，就是因為日本人的這些所作所為。它媽的日本人還像人嗎？</text:span><text:span text:style-name="T6"><text:line-break/><text:line-break/>Lockwood </text:span><text:span text:style-name="T4">教授指出：美國於</text:span><text:span text:style-name="T6">1943</text:span><text:span text:style-name="T4">年，亦即二戰結束前兩年，成立</text:span><text:span text:style-name="T6"><text:s/>Fort Detrick </text:span><text:span text:style-name="T4">生物武器實驗室，並於戰後立即吸收大量納粹與日本</text:span><text:span text:style-name="T6">731</text:span><text:span text:style-name="T4">部隊的科學家，從事生物武器研究；不但研究，而且在韓戰時付諸實行，以跳蚤、蚊子和頭蝨等昆蟲做為一種「六腳士兵」，做為一種傳遞擴散病毒或病菌的「疾病載體」</text:span><text:span text:style-name="T6">(disease vectors)</text:span><text:span text:style-name="T4">；先在部份不知情的平民或敵軍身上使之染病，然後再予以釋放回鄉，擴大傳播，或是以炸彈投擲到敵人的土地上，引爆疫情。</text:span><text:span text:style-name="T6"><text:line-break/><text:line-break/>Lockwood</text:span><text:span text:style-name="T4">教授指出，</text:span><text:span text:style-name="T6">1950</text:span><text:span text:style-name="T4">年秋天，美國國防部承認此事，並說這是美國生物武器的「首度使用」，其主要推手就是</text:span><text:span text:style-name="T6">Fort Detrick </text:span><text:span text:style-name="T4">生物武器實驗室裏這些喪心病狂的科學家，包括日本</text:span><text:span text:style-name="T6">731</text:span><text:span text:style-name="T4">部隊主要成員及納粹醫官。</text:span><text:span text:style-name="T6"><text:line-break/><text:line-break/></text:span><text:span text:style-name="T13">●</text:span><text:span text:style-name="T6"><text:s/></text:span><text:span text:style-name="T4">自導自演的炭疽桿菌粉末攻擊事件</text:span><text:span text:style-name="T6">  <text:line-break/><text:line-break/></text:span><text:span text:style-name="T4">五零年代以後，一直到大約</text:span><text:span text:style-name="T6">1973</text:span><text:span text:style-name="T4">年，前後長達二十多年的時間，</text:span><text:span text:style-name="T6">Fort Detrick </text:span><text:span text:style-name="T4">實驗室除了以動物做為實驗對象外，同時也以人體做實驗</text:span><text:span text:style-name="T6"><text:s/>(</text:span><text:span text:style-name="T4">稱之為</text:span><text:span text:style-name="T6">“human guinea pigs”</text:span><text:span text:style-name="T4">，亦即「人類白老鼠」</text:span><text:span text:style-name="T6">)</text:span><text:span text:style-name="T4">，例如所謂的「</text:span><text:span text:style-name="T6">CD-22</text:span><text:span text:style-name="T4">計劃」</text:span><text:span text:style-name="T6">(Project CD-22)</text:span><text:span text:style-name="T4">及「白外套行動」</text:span><text:span text:style-name="T6">(Operation Whitecoat) </text:span><text:span text:style-name="T4">等等。不過，這些屬公開性質的研究計劃當然都是採取所謂「自願」方式。</text:span><text:span text:style-name="T6"><text:line-break/><text:line-break/>1969</text:span><text:span text:style-name="T4">年，尼克森總統下令關閉</text:span><text:span text:style-name="T6">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6"><text:line-break/><text:line-break/>Fort Detrick </text:span><text:span text:style-name="T4">雖然於</text:span><text:span text:style-name="T6">1969</text:span><text:span text:style-name="T4">年</text:span><text:span text:style-name="T6">11</text:span><text:span text:style-name="T4">月關閉，但仍做為收藏各種病原體的「巨大倉庫」，並仍從事一些「正常」研究</text:span><text:span text:style-name="T6"><text:s/>(</text:span><text:span text:style-name="T4">亦即非關武器化的「防禦性」生物研究，例如研發疫苗</text:span><text:span text:style-name="T6">)</text:span><text:span text:style-name="T4">。基本上，直到</text:span><text:span text:style-name="T6">1993</text:span><text:span text:style-name="T4">年，它都仍然還是持續運作，只是研發內容有所限制。</text:span><text:span text:style-name="T6">2001</text:span><text:span text:style-name="T4">年，布希政府對全世界發動所謂「反恐戰爭」，假反恐，真侵略，重啟並擴大實驗室規模，於是展開長達至少六年的清理行動。</text:span><text:span text:style-name="T6"><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6"><text:line-break/><text:line-break/></text:span><text:span text:style-name="T4">但是，直到七年後的</text:span><text:span text:style-name="T6"><text:s/>2008</text:span><text:span text:style-name="T4">年</text:span><text:span text:style-name="T6">7</text:span><text:span text:style-name="T4">月，</text:span><text:span text:style-name="T6">FBI </text:span><text:span text:style-name="T4">才「證實」，寄出這些致命毒信的是</text:span><text:span text:style-name="T6"><text:s/>Fort Detrick </text:span><text:span text:style-name="T4">生物武器實驗室的工作人員</text:span><text:span text:style-name="T6">Bruce Ivins</text:span><text:span text:style-name="T4">。據美媒報導，這位人員不知心懷何種不滿，因此寄出毒信；情治人員在距離</text:span><text:span text:style-name="T6">Fort Detrick</text:span><text:span text:style-name="T4">八英哩外的一座池塘找到相關犯罪工具；</text:span><text:span text:style-name="T6">FBI </text:span><text:span text:style-name="T4">強調，</text:span><text:span text:style-name="T6">Ivins </text:span><text:span text:style-name="T4">之所以犯下此案的動機只是為了「促進疫苗的研發」。</text:span><text:span text:style-name="T6"><text:line-break/><text:line-break/></text:span><text:span text:style-name="T4">正常人應該不會相信這個荒唐故事。至於這位被官方說法給認定為發動生物恐攻的「凶手」，竟然莫名其妙就「自殺」了。</text:span><text:span text:style-name="T6">FBI </text:span><text:span text:style-name="T4">說是「畏罪自殺」，但我看比較像是「被自殺」。</text:span><text:span text:style-name="T6"><text:line-break/><text:line-break/></text:span><text:span text:style-name="T13">●</text:span><text:span text:style-name="T6"> Fort Detrick </text:span><text:span text:style-name="T4">為何突然被勒令關閉？</text:span><text:span text:style-name="T6">  <text:line-break/><text:line-break/></text:span><text:span text:style-name="T4">這個由</text:span><text:span text:style-name="T6">CIA</text:span><text:span text:style-name="T4">掌控、擁有全世界最可怕的各種病原體之</text:span><text:span text:style-name="T6">Fort Detrick </text:span><text:span text:style-name="T4">生物武器實驗室有多龐大你知道嗎？</text:span><text:span text:style-name="T6">53</text:span><text:span text:style-name="T4">平方公里！裏頭至少有六百多棟建築，大約是兩個花蓮市、七千四百個足球場那麼大；成立近</text:span><text:span text:style-name="T6">80</text:span><text:span text:style-name="T4">年，聲名狼藉，此次因為新冠病毒而再度成為各方矚目的焦點。主要起因於去年</text:span><text:span text:style-name="T6"><text:s/>(2019 </text:span><text:span text:style-name="T4">年</text:span><text:span text:style-name="T6">) </text:span><text:span text:style-name="T4">七月，因為多項違規而遭到美國疾病管制中心</text:span><text:span text:style-name="T6"><text:s/>(CDC) </text:span><text:span text:style-name="T4">勒令關閉。</text:span><text:span text:style-name="T6"><text:line-break/><text:line-break/></text:span><text:span text:style-name="T4">若非情節嚴重，以</text:span><text:span text:style-name="T6">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6">CDC</text:span><text:span text:style-name="T4">主任</text:span><text:span text:style-name="T6">Robert Redfield </text:span><text:span text:style-name="T4">於今年三月十一日，方才於聽證會中承認曾進行屍體解剖，證實這波所謂「流感大流行」之部份死者確實是新冠病毒患者。</text:span><text:span text:style-name="T6"><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6"><text:line-break/><text:line-break/></text:span><text:span text:style-name="T4">至於此次關閉</text:span><text:span text:style-name="T6">Fort Detrick</text:span><text:span text:style-name="T4">生物武器實驗室的原因，疑似病原體外洩，究竟細節如何，美軍方面不但諱莫如深，美國政府並迅速刪除各方報導，相關人員則對外一律封口。</text:span><text:span text:style-name="T6"><text:line-break/><text:line-break/>UCLA (</text:span><text:span text:style-name="T4">加州大學洛杉磯分校</text:span><text:span text:style-name="T6">) </text:span><text:span text:style-name="T4">公衛學院流行病學系的網站上有個「生物恐怖主義資料庫」</text:span><text:span text:style-name="T6">(ARCHIVES ON BIO-TERRORISM)</text:span><text:span text:style-name="T4">，裏頭有過去大約二十年來的上千筆報導：</text:span><text:span text:style-name="T6"><text:line-break/><text:line-break/>(1) </text:span><text:a xlink:type="simple" xlink:href="https://www.ph.ucla.edu/epi/bioter/archivesbio1.html"><text:span text:style-name="T8">https://www.ph.ucla.edu/epi/bioter/archivesbio1.html</text:span></text:a><text:span text:style-name="T6"><text:line-break/><text:line-break/>(2) </text:span><text:a xlink:type="simple" xlink:href="http://www.ph.ucla.edu/epi/bioter/archivesbio2.html"><text:span text:style-name="T8">http://www.ph.ucla.edu/epi/bioter/archivesbio2.html</text:span></text:a><text:span text:style-name="T6"><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6"><text:s/>(</text:span><text:span text:style-name="T4">蓄意或意外？</text:span><text:span text:style-name="T6">)</text:span><text:span text:style-name="T4">及傷害規模大小。</text:span><text:span text:style-name="T6"><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6"><text:line-break/><text:line-break/></text:span><text:span text:style-name="T4">但我現在不是要討論其對外惡行，而只是想說明</text:span><text:span text:style-name="T6">Fort Detrick </text:span><text:span text:style-name="T4">實驗室為何在去年七月被迫關閉。</text:span><text:span text:style-name="T6"> <text:line-break/><text:line-break/></text:span><text:span text:style-name="T4">從</text:span><text:span text:style-name="T6"><text:s/>UCLA </text:span><text:span text:style-name="T4">這兩個資料庫，你仍然可以找到幾篇關於去年關閉</text:span><text:span text:style-name="T6"><text:s/>Fort Detrick </text:span><text:span text:style-name="T4">的報導，比方說原先登載於《華盛頓郵報》的「生物武器戰爭的恐怖遺跡出土」</text:span><text:span text:style-name="T6">(Ft. Detrick Unearths Hazardous Surprises</text:span><text:span text:style-name="T4">：</text:span><text:span text:style-name="T6">Cleanup Finds Debris Of Biological Warfare)</text:span><text:span text:style-name="T4">：</text:span><text:span text:style-name="T6"><text:line-break/><text:line-break/></text:span><text:a xlink:type="simple" xlink:href="https://bit.ly/2X3OBo2"><text:span text:style-name="T8">https://bit.ly/2X3OBo2</text:span></text:a><text:span text:style-name="T6"><text:line-break/><text:line-break/></text:span><text:span text:style-name="T4">以及原載於</text:span><text:span text:style-name="T6"><text:s/>The Frederick News-Post </text:span><text:span text:style-name="T4">的「疾管中心揭露更多</text:span><text:span text:style-name="T6">Fort Detrick </text:span><text:span text:style-name="T4">的弊端」</text:span><text:span text:style-name="T6">(CDC Inspection Findings Reveal More about Fort Detrick Research Suspension)<text:line-break/><text:line-break/></text:span><text:a xlink:type="simple" xlink:href="https://bit.ly/2RgSy5h"><text:span text:style-name="T8">https://bit.ly/2RgSy5h</text:span></text:a><text:span text:style-name="T6"> <text:line-break/><text:line-break/></text:span><text:span text:style-name="T4">另外還有《紐約時報》的兩篇報導：「</text:span><text:span text:style-name="T6">Fort Detrick</text:span><text:span text:style-name="T4">實驗室無法通過安檢，遭全面無限期關閉」</text:span><text:span text:style-name="T6">(Fort Detrick lab shut down after failed safety inspection; all research halted indefinitely)</text:span><text:span text:style-name="T4">，以及「出於安全理由，致命細菌實驗研究勒令停止」</text:span><text:span text:style-name="T6">(Deadly Germ Research Is Shut Down at Army Lab Over Safety Concerns)</text:span><text:span text:style-name="T4">：</text:span><text:span text:style-name="T6"><text:line-break/><text:line-break/></text:span><text:a xlink:type="simple" xlink:href="https://bit.ly/343K72h"><text:span text:style-name="T8">https://bit.ly/343K72h</text:span></text:a><text:span text:style-name="T6"><text:line-break/><text:line-break/></text:span><text:a xlink:type="simple" xlink:href="https://nyti.ms/2JADFWU"><text:span text:style-name="T8">https://nyti.ms/2JADFWU</text:span></text:a><text:span text:style-name="T6"><text:line-break/><text:line-break/></text:span><text:span text:style-name="T4">相關資料當然遠遠比這個要多得多，底下只是做個簡單說明：</text:span><text:span text:style-name="T6"><text:line-break/><text:line-break/></text:span><text:span text:style-name="T4">美國疾管中心</text:span><text:span text:style-name="T6"><text:s/>(CDC) </text:span><text:span text:style-name="T4">下令關閉</text:span><text:span text:style-name="T6">Fort Detrick</text:span><text:span text:style-name="T4">生物實驗室，並出具了報告。你要注意哦，它使用的是比較強烈的「違規」</text:span><text:span text:style-name="T6">(breach) </text:span><text:span text:style-name="T4">一詞。如果不是非常嚴重，不可能把一個具有國家戰略意義的生物實驗室給勒令全面關閉。</text:span><text:span text:style-name="T6"><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6"><text:line-break/><text:line-break/>CDC </text:span><text:span text:style-name="T4">的報告指出，</text:span><text:span text:style-name="T6">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6"><text:line-break/><text:line-break/>CDC </text:span><text:span text:style-name="T4">認定，這不是偶發問題或個別事件，而是已經到達一種「系統性的失能」，故應勒令關閉，全面無限期停止運作。更駭人聽聞的是，</text:span><text:span text:style-name="T6">CDC</text:span><text:span text:style-name="T4">指出，該實驗室人員「蓄意讓含有病原體之空氣外洩」。</text:span><text:span text:style-name="T6"><text:line-break/><text:line-break/></text:span><text:span text:style-name="T4">對此，位於</text:span><text:span text:style-name="T6">Fort Detrick</text:span><text:span text:style-name="T4">生物實驗基地的美國陸軍傳染病醫學研究院</text:span><text:span text:style-name="T6"><text:s/>(USAMRIID)</text:span><text:span text:style-name="T4">的最高指揮官</text:span><text:span text:style-name="T6"><text:s/>Darrin Cox</text:span><text:span text:style-name="T4">提出反駁說，</text:span><text:span text:style-name="T6">CDC</text:span><text:span text:style-name="T4">之「違規」</text:span><text:span text:style-name="T6">(breach)</text:span><text:span text:style-name="T4">一詞太強烈，並指稱含有病原體之空氣外洩並非「蓄意」為之，堅稱該人員「並無邪惡動機」。</text:span><text:span text:style-name="T6"><text:line-break/><text:line-break/>Cox</text:span><text:span text:style-name="T4">並表示，</text:span><text:span text:style-name="T6">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6"><text:line-break/><text:line-break/></text:span><text:span text:style-name="T4">報導還指出，很詭異的是，這麼大的「違規」與「全面系統性失能」，竟然沒有任何主管遭受處分。</text:span><text:span text:style-name="T6"><text:line-break/><text:line-break/></text:span><text:span text:style-name="T4">如前所述，許多有關此次</text:span><text:span text:style-name="T6">Fort Detrick</text:span><text:span text:style-name="T4">生物實驗室因為疑似病原體外洩的新聞報導遭到刪除，但你在</text:span><text:span text:style-name="T6">UCLA</text:span><text:span text:style-name="T4">的公衛學院流行病學系的兩個「生物恐怖主義資料庫」裏，仍然可以找到一些報導。一份</text:span><text:span text:style-name="T6">CIA</text:span><text:span text:style-name="T4">解密文件顯示，</text:span><text:span text:style-name="T6">CIA</text:span><text:span text:style-name="T4">長年在此一生物武器基地從事病毒測試。報導並指出，許多老舊的病原體掩埋坑道並無鋪設防護內裏，外洩風險極高。當年的實驗室工作人員受訪表示：「我不知道那些東西</text:span><text:span text:style-name="T6"><text:s/>(</text:span><text:span text:style-name="T4">指病原體或毒物</text:span><text:span text:style-name="T6">) </text:span><text:span text:style-name="T4">被丟到哪，當時並無清單目錄。」</text:span><text:span text:style-name="T6"><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6"><text:line-break/><text:line-break/></text:span><text:span text:style-name="T4">底下有一小段當地居民的訪談、調查與抗議：</text:span><text:span text:style-name="T6"><text:line-break/><text:line-break/></text:span><text:a xlink:type="simple" xlink:href="https://bit.ly/3aDEiee"><text:span text:style-name="T8">https://bit.ly/3aDEiee</text:span></text:a><text:span text:style-name="T6"><text:line-break/><text:line-break/></text:span><text:span text:style-name="T4">事實上，早在</text:span><text:span text:style-name="T6">1991</text:span><text:span text:style-name="T4">年，軍方在該實驗室的水源觀測站便已檢測發現一些導致腎病變成份及肝臟致癌物，包括四氯乙烯</text:span><text:span text:style-name="T6">(PCE) </text:span><text:span text:style-name="T4">和三氯乙烯</text:span><text:span text:style-name="T6">(TCE)</text:span><text:span text:style-name="T4">。馬蘭州環境署隨即針對附近三十三口水井採樣，結果一半以上發現致癌毒物。現場檢測人員說，其實不用檢測，光是用聞的就能聞得到異味。</text:span><text:span text:style-name="T6"><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6">(Maryland Department of Health and Mental Hygiene) </text:span><text:span text:style-name="T4">卻表示做不到，因為</text:span><text:span text:style-name="T6">1992</text:span><text:span text:style-name="T4">年才開始有癌症資料登錄。</text:span><text:span text:style-name="T6"><text:line-break/><text:line-break/></text:span><text:span text:style-name="T13">●</text:span><text:span text:style-name="T6"><text:s/></text:span><text:span text:style-name="T4">結論：</text:span><text:span text:style-name="T6"><text:line-break/><text:line-break/></text:span><text:span text:style-name="T4">我就先寫到這，這些事是寫不完的。我寫這篇文字，只有三個卑微目的：</text:span><text:span text:style-name="T6"><text:line-break/><text:line-break/></text:span><text:span text:style-name="T4">一是反駁所謂陰謀論之污名化。</text:span><text:span text:style-name="T6"><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6"><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6"><text:line-break/><text:line-break/></text:span><text:span text:style-name="T4">另外，順便插播一個幼兒園小班課程：當我們說「新冠病毒有可能是一種生化武器」時，並不等於說新冠病毒是人為製造出來的人工病毒。</text:span><text:span text:style-name="T6"><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6"><text:line-break/><text:line-break/></text:span><text:span text:style-name="T4">美軍至今仍致力研發的「六腳士兵」</text:span><text:span text:style-name="T6">(</text:span><text:span text:style-name="T4">蚊子</text:span><text:span text:style-name="T6">)</text:span><text:span text:style-name="T4">就是一例，以蚊子做為一種「生物載體」，究竟要攜帶與投放何種病毒或細菌，並不一定要經過基因編輯。這應該不會很難懂吧？我已經不知道要如何講得更淺顯了。</text:span><text:span text:style-name="T6"><text:line-break/><text:line-break/></text:span><text:span text:style-name="T4">因此，即便證明新冠病毒並無明顯人為改造現象，依然無法否定「新冠病毒有可能是一種生物武器」的說法，因為它們是兩個不同命題。</text:span><text:span text:style-name="T6">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6"><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6"><text:line-break/><text:line-break/></text:span><text:span text:style-name="T4">至於第三個目的，恐怕是我永遠都無法說清楚的。我找不到適當的表達式，但也有可能是因為這個表達式並不存在人類的語言詞彙中。</text:span><text:span text:style-name="T6"><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6"><text:line-break/><text:line-break/></text:span><text:span text:style-name="T13">●</text:span><text:span text:style-name="T6"><text:s/></text:span><text:span text:style-name="T4">後記：</text:span><text:span text:style-name="T6">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6"><text:line-break/><text:line-break/></text:span><text:span text:style-name="T4">但是，你要知道，比方說，以</text:span><text:span text:style-name="T6">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6"><text:line-break/><text:line-break/></text:span><text:span text:style-name="T4">我舉個例，比方說，現在大家都知道海珊當年</text:span><text:span text:style-name="T6"><text:s/>(1988</text:span><text:span text:style-name="T4">年</text:span><text:span text:style-name="T6">) </text:span><text:span text:style-name="T4">的化武屠村事件，在</text:span><text:span text:style-name="T6">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6"><text:line-break/><text:line-break/></text:span><text:span text:style-name="T4">當年，聯合國針對海珊這項重大反人道罪行進行調查時，美國不但百般阻撓，而且否決聯合國的譴責提案，</text:span><text:span text:style-name="T6">CIA </text:span><text:span text:style-name="T4">甚至還發表各種假情報與假研究報告，栽贓伊朗，指控</text:span><text:span text:style-name="T6"><text:s/>Halabja </text:span><text:span text:style-name="T4">化武屠村事件的凶手是伊朗。</text:span><text:span text:style-name="T6"><text:line-break/><text:line-break/></text:span><text:span text:style-name="T4">我對這事的過程印象特別深刻是因為，屠村事件的兩年後，我接受</text:span><text:span text:style-name="T6"><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6"><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6">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6"><text:line-break/><text:line-break/></text:span><text:span text:style-name="T4">美國當年協助海珊發展生化武器的事實，如今已無可懷疑。</text:span><text:span text:style-name="T6">UCLA </text:span><text:span text:style-name="T4">公衛學院的生化武器資料庫裏也能找到屠村事件後十多年的相關報導，指出美國協助海珊發展生化武器的事實，比方說：</text:span><text:span text:style-name="T6"><text:line-break/><text:line-break/></text:span><text:a xlink:type="simple" xlink:href="https://bit.ly/2UTmqFM"><text:span text:style-name="T8">https://bit.ly/2UTmqFM</text:span></text:a><text:span text:style-name="T6"><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6"><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6"><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6"><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6"><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6"><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6"><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6"><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6"><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6"><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6"><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6"><text:line-break/><text:line-break/></text:span><text:span text:style-name="T4">其實，腦殘們並不是真的關心什麼疫情，他們只是聞聲起舞，該沸騰就會沸騰，不需要理由，因為人渣們永遠都可以瞎掰出一大堆很偉大的說詞。</text:span><text:span text:style-name="T6"><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6">(</text:span><text:span text:style-name="T4">我已經連續兩周買不到兒童口罩</text:span><text:span text:style-name="T6">)</text:span><text:span text:style-name="T4">，送給根本不肯戴口罩的洋人，然後說這是台灣「勇於負起世界責任的國家角色」。</text:span><text:span text:style-name="T6"><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6">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7"><text:span text:style-name="T4">今天看到一句很好笑的話，英文翻譯還挺傳神的，如下</text:span><text:span text:style-name="T6">:<text:line-break/><text:line-break/></text:span><text:span text:style-name="T4">隔離，人權沒了。不隔離，人全沒了。</text:span><text:span text:style-name="T6"><text:line-break/>Human right or human left</text:span><text:span text:style-name="T4">？</text:span><text:span text:style-name="T6"><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6"><text:line-break/><text:line-break/></text:span><text:a xlink:type="simple" xlink:href="https://youtu.be/VHjfAYtkINY"><text:span text:style-name="T8">https://youtu.be/VHjfAYtkINY</text:span></text:a><text:span text:style-name="T6"><text:s/>(</text:span><text:span text:style-name="T4">法國一位律師和法學博士</text:span><text:span text:style-name="T6">)<text:line-break/><text:line-break/></text:span><text:a xlink:type="simple" xlink:href="https://youtu.be/I-19Q1tyhhw"><text:span text:style-name="T8">https://youtu.be/I-19Q1tyhhw</text:span></text:a><text:span text:style-name="T6"><text:s/>(</text:span><text:span text:style-name="T4">火鍋大王</text:span><text:span text:style-name="T6">)<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6"><text:span text:style-name="T4">一封信：</text:span><text:span text:style-name="T6"><text:line-break/><text:line-break/></text:span><text:span text:style-name="T4">那本</text:span><text:span text:style-name="T6">"</text:span><text:span text:style-name="T4">伊拉克淪陷記實</text:span><text:span text:style-name="T6">"</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6"><text:line-break/><text:line-break/></text:span><text:span text:style-name="T4">陳真</text:span><text:span text:style-name="T6"><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8"><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9">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